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1A4000000894156B984FD7055404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Arial1" svg:font-family="Arial, Helvetica, sans-serif"/>
    <style:font-face style:name="MS Serif" svg:font-family="'MS Serif'"/>
    <style:font-face style:name="Mangal2" svg:font-family="Mangal"/>
    <style:font-face style:name="Courier New1" svg:font-family="'Courier New'" style:font-family-generic="modern"/>
    <style:font-face style:name="Arial" svg:font-family="Arial" style:font-family-generic="swiss"/>
    <style:font-face style:name="Arial Unicode MS" svg:font-family="'Arial Unicode MS'" style:font-family-generic="swiss"/>
    <style:font-face style:name="Courier New" svg:font-family="'Courier New'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Mangal" svg:font-family="Mangal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Courier New2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473cm" table:align="left"/>
    </style:style>
    <style:style style:name="Tableau1.A" style:family="table-column">
      <style:table-column-properties style:column-width="3.327cm"/>
    </style:style>
    <style:style style:name="Tableau1.B" style:family="table-column">
      <style:table-column-properties style:column-width="16.147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833cm" table:align="left"/>
    </style:style>
    <style:style style:name="Tableau2.A" style:family="table-column">
      <style:table-column-properties style:column-width="2.928cm"/>
    </style:style>
    <style:style style:name="Tableau2.B" style:family="table-column">
      <style:table-column-properties style:column-width="14.905cm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8.203cm" table:align="left"/>
    </style:style>
    <style:style style:name="Tableau3.A" style:family="table-column">
      <style:table-column-properties style:column-width="3.327cm"/>
    </style:style>
    <style:style style:name="Tableau3.B" style:family="table-column">
      <style:table-column-properties style:column-width="14.877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7.621cm" table:align="left"/>
    </style:style>
    <style:style style:name="Tableau4.A" style:family="table-column">
      <style:table-column-properties style:column-width="3.327cm"/>
    </style:style>
    <style:style style:name="Tableau4.B" style:family="table-column">
      <style:table-column-properties style:column-width="14.295cm"/>
    </style:style>
    <style:style style:name="Tableau4.1" style:family="table-row">
      <style:table-row-properties style:min-row-height="1.693cm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5.372cm" table:align="left"/>
    </style:style>
    <style:style style:name="Tableau5.A" style:family="table-column">
      <style:table-column-properties style:column-width="2.854cm"/>
    </style:style>
    <style:style style:name="Tableau5.B" style:family="table-column">
      <style:table-column-properties style:column-width="12.518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98cm" table:align="left"/>
    </style:style>
    <style:style style:name="Tableau6.A" style:family="table-column">
      <style:table-column-properties style:column-width="3.323cm"/>
    </style:style>
    <style:style style:name="Tableau6.B" style:family="table-column">
      <style:table-column-properties style:column-width="14.774cm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5.61cm" table:align="left"/>
    </style:style>
    <style:style style:name="Tableau7.A" style:family="table-column">
      <style:table-column-properties style:column-width="2.693cm"/>
    </style:style>
    <style:style style:name="Tableau7.B" style:family="table-column">
      <style:table-column-properties style:column-width="12.917cm"/>
    </style:style>
    <style:style style:name="Tableau7.1" style:family="table-row">
      <style:table-row-properties style:min-row-height="1.693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6.431cm" table:align="left"/>
    </style:style>
    <style:style style:name="Tableau8.A" style:family="table-column">
      <style:table-column-properties style:column-width="2.641cm"/>
    </style:style>
    <style:style style:name="Tableau8.B" style:family="table-column">
      <style:table-column-properties style:column-width="13.79cm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5.61cm" table:align="left"/>
    </style:style>
    <style:style style:name="Tableau9.A" style:family="table-column">
      <style:table-column-properties style:column-width="2.693cm"/>
    </style:style>
    <style:style style:name="Tableau9.B" style:family="table-column">
      <style:table-column-properties style:column-width="12.917cm"/>
    </style:style>
    <style:style style:name="Tableau9.A1" style:family="table-cell">
      <style:table-cell-properties fo:padding="0cm" fo:border="none"/>
    </style:style>
    <style:style style:name="P1" style:family="paragraph" style:parent-style-name="Standard">
      <style:text-properties style:font-name="Arial2"/>
    </style:style>
    <style:style style:name="P2" style:family="paragraph" style:parent-style-name="Standard">
      <style:paragraph-properties fo:text-align="center" style:justify-single-word="false"/>
      <style:text-properties style:font-name="Arial2" fo:font-size="12pt" fo:font-weight="bold" officeooo:rsid="0006476e" officeooo:paragraph-rsid="0006476e" style:font-weight-asian="bold" style:font-weight-complex="bold"/>
    </style:style>
    <style:style style:name="P3" style:family="paragraph" style:parent-style-name="Standard">
      <style:text-properties officeooo:rsid="0008927b" officeooo:paragraph-rsid="0008927b"/>
    </style:style>
    <style:style style:name="P4" style:family="paragraph" style:parent-style-name="Standard">
      <style:paragraph-properties fo:text-align="justify" style:justify-single-word="false"/>
      <style:text-properties style:font-name="Arial2" fo:language="fr" fo:country="FR" fo:font-weight="bold" officeooo:paragraph-rsid="000a0795" style:font-weight-asian="bold" style:font-name-complex="Arial2"/>
    </style:style>
    <style:style style:name="P5" style:family="paragraph" style:parent-style-name="Standard">
      <style:text-properties style:font-name="Arial2" fo:language="fr" fo:country="FR" fo:font-weight="bold" officeooo:rsid="0008927b" officeooo:paragraph-rsid="0008927b" style:font-weight-asian="bold" style:font-name-complex="Arial2"/>
    </style:style>
    <style:style style:name="P6" style:family="paragraph" style:parent-style-name="Standard">
      <style:paragraph-properties fo:text-align="justify" style:justify-single-word="false"/>
      <style:text-properties officeooo:rsid="000ff057" officeooo:paragraph-rsid="0012cc4d"/>
    </style:style>
    <style:style style:name="P7" style:family="paragraph" style:parent-style-name="Text_20_body">
      <style:paragraph-properties fo:margin-top="0cm" fo:margin-bottom="0.21cm" loext:contextual-spacing="false" style:writing-mode="lr-tb"/>
      <style:text-properties style:font-name="Arial2"/>
    </style:style>
    <style:style style:name="P8" style:family="paragraph" style:parent-style-name="Text_20_body">
      <style:paragraph-properties fo:margin-top="0cm" fo:margin-bottom="0.21cm" loext:contextual-spacing="false" fo:text-align="start" style:justify-single-word="false" style:writing-mode="lr-tb"/>
      <style:text-properties style:font-name="Arial2" style:text-underline-style="solid" style:text-underline-width="auto" style:text-underline-color="font-color" fo:font-weight="bold"/>
    </style:style>
    <style:style style:name="P9" style:family="paragraph" style:parent-style-name="Text_20_body">
      <style:paragraph-properties fo:margin-top="0cm" fo:margin-bottom="0.21cm" loext:contextual-spacing="false" fo:text-align="start" style:justify-single-word="false" style:writing-mode="lr-tb"/>
      <style:text-properties style:font-name="Arial2" fo:font-weight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style:font-name="Arial2" fo:font-size="12pt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style:font-name="Arial2" style:text-underline-style="solid" style:text-underline-width="auto" style:text-underline-color="font-color" fo:font-weight="bold"/>
    </style:style>
    <style:style style:name="P12" style:family="paragraph" style:parent-style-name="Text_20_body">
      <style:text-properties style:font-name="Arial2" officeooo:rsid="0006476e" officeooo:paragraph-rsid="0006476e"/>
    </style:style>
    <style:style style:name="P13" style:family="paragraph" style:parent-style-name="Text_20_body">
      <style:paragraph-properties fo:text-align="center" style:justify-single-word="false"/>
      <style:text-properties style:font-name="Arial2" fo:font-size="12pt" fo:font-weight="bold" officeooo:rsid="0008927b" officeooo:paragraph-rsid="0008927b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2" fo:font-size="10pt" fo:font-weight="bold" officeooo:rsid="0008927b" officeooo:paragraph-rsid="000b7097" style:font-size-asian="10pt" style:font-weight-asian="bold" style:font-size-complex="10pt" style:font-weight-complex="bold"/>
    </style:style>
    <style:style style:name="P15" style:family="paragraph" style:parent-style-name="Text_20_body" style:list-style-name="L10">
      <style:paragraph-properties fo:text-align="justify" style:justify-single-word="false"/>
      <style:text-properties style:font-name="Arial2" fo:font-size="10pt" fo:font-weight="normal" officeooo:rsid="000b7097" officeooo:paragraph-rsid="000b7097" fo:background-color="transparent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2" fo:font-size="10pt" fo:font-weight="normal" officeooo:rsid="000b7097" officeooo:paragraph-rsid="000b7097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2" fo:font-size="10pt" fo:font-weight="normal" officeooo:rsid="000b7097" officeooo:paragraph-rsid="000c8529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2" fo:font-size="10pt" fo:font-weight="normal" officeooo:rsid="000bd16d" officeooo:paragraph-rsid="000bd16d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2" fo:font-size="10pt" fo:font-weight="normal" officeooo:rsid="000bd16d" officeooo:paragraph-rsid="000bf906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2" fo:font-size="10pt" fo:font-weight="normal" officeooo:rsid="000c8529" officeooo:paragraph-rsid="000c8529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2" fo:font-size="10pt" fo:font-weight="normal" officeooo:rsid="000e235b" officeooo:paragraph-rsid="000e235b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Arial2" fo:font-size="10pt" officeooo:rsid="000bf906" officeooo:paragraph-rsid="000bf906" fo:background-color="transparent" style:font-size-asian="10pt" style:font-size-complex="10pt"/>
    </style:style>
    <style:style style:name="P23" style:family="paragraph" style:parent-style-name="Text_20_body">
      <style:text-properties style:font-name="Arial2" fo:font-size="10pt" fo:background-color="transparent" style:font-size-asian="10pt" style:font-size-complex="10pt"/>
    </style:style>
    <style:style style:name="P24" style:family="paragraph" style:parent-style-name="Text_20_body">
      <style:text-properties officeooo:rsid="0006476e" officeooo:paragraph-rsid="0006476e"/>
    </style:style>
    <style:style style:name="P25" style:family="paragraph" style:parent-style-name="Text_20_body">
      <style:text-properties officeooo:paragraph-rsid="0006476e"/>
    </style:style>
    <style:style style:name="P26" style:family="paragraph" style:parent-style-name="Text_20_body">
      <style:text-properties officeooo:rsid="0008927b" officeooo:paragraph-rsid="0008927b"/>
    </style:style>
    <style:style style:name="P27" style:family="paragraph" style:parent-style-name="Text_20_body">
      <style:text-properties officeooo:paragraph-rsid="0008927b"/>
    </style:style>
    <style:style style:name="P28" style:family="paragraph" style:parent-style-name="Text_20_body" style:list-style-name="L10">
      <style:paragraph-properties fo:text-align="justify" style:justify-single-word="false"/>
      <style:text-properties fo:font-size="10pt" fo:font-weight="normal" officeooo:rsid="000b7097" officeooo:paragraph-rsid="000b7097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0pt" fo:font-weight="normal" officeooo:rsid="000b7097" officeooo:paragraph-rsid="000b7097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0pt" fo:font-weight="normal" officeooo:rsid="000e235b" officeooo:paragraph-rsid="000e235b" style:font-size-asian="10pt" style:font-weight-asian="normal" style:font-size-complex="10pt" style:font-weight-complex="normal"/>
    </style:style>
    <style:style style:name="P31" style:family="paragraph" style:parent-style-name="Text_20_body" style:list-style-name="L10">
      <style:paragraph-properties fo:text-align="justify" style:justify-single-word="false"/>
      <style:text-properties fo:font-size="10pt" fo:font-weight="normal" officeooo:rsid="00128736" officeooo:paragraph-rsid="00128736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paragraph-rsid="000ff057"/>
    </style:style>
    <style:style style:name="P33" style:family="paragraph" style:parent-style-name="Text_20_body">
      <style:paragraph-properties fo:text-align="justify" style:justify-single-word="false"/>
      <style:text-properties officeooo:paragraph-rsid="0012cc4d"/>
    </style:style>
    <style:style style:name="P34" style:family="paragraph" style:parent-style-name="Text_20_body">
      <style:paragraph-properties fo:text-align="justify" style:justify-single-word="false"/>
      <style:text-properties officeooo:rsid="000ff057" officeooo:paragraph-rsid="000ff057"/>
    </style:style>
    <style:style style:name="P35" style:family="paragraph" style:parent-style-name="Text_20_body" style:list-style-name="WW8Num2"/>
    <style:style style:name="P36" style:family="paragraph" style:parent-style-name="Text_20_body">
      <style:paragraph-properties fo:text-align="center" style:justify-single-word="false" fo:break-before="page"/>
      <style:text-properties style:font-name="Arial2" fo:font-size="12pt" fo:font-weight="bold" officeooo:rsid="0008927b" officeooo:paragraph-rsid="0008927b" style:font-weight-asian="bold" style:font-weight-complex="bold"/>
    </style:style>
    <style:style style:name="P37" style:family="paragraph" style:parent-style-name="Text_20_body">
      <style:paragraph-properties fo:text-align="center" style:justify-single-word="false" fo:break-before="page"/>
      <style:text-properties style:font-name="Arial2" fo:font-size="12pt" fo:font-weight="bold" officeooo:rsid="0008927b" officeooo:paragraph-rsid="000b709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2"/>
    </style:style>
    <style:style style:name="P3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font-name="Arial2"/>
    </style:style>
    <style:style style:name="P4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style:font-name="Arial2"/>
    </style:style>
    <style:style style:name="P41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style:font-name="Arial2"/>
    </style:style>
    <style:style style:name="P42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style:font-name="Arial2"/>
    </style:style>
    <style:style style:name="P43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style:font-name="Arial2"/>
    </style:style>
    <style:style style:name="P44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style:font-name="Arial2"/>
    </style:style>
    <style:style style:name="P45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style:font-name="Arial2"/>
    </style:style>
    <style:style style:name="P46" style:family="paragraph" style:parent-style-name="Table_20_Contents" style:list-style-name="L8">
      <style:paragraph-properties fo:margin-top="0cm" fo:margin-bottom="0cm" loext:contextual-spacing="false" fo:text-align="start" style:justify-single-word="false"/>
      <style:text-properties style:font-name="Arial2"/>
    </style:style>
    <style:style style:name="P47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style:font-name="Arial2"/>
    </style:style>
    <style:style style:name="P48" style:family="paragraph">
      <loext:graphic-properties draw:fill="none" draw:fill-color="#ecd88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8423"/>
    </style:style>
    <style:style style:name="T3" style:family="text">
      <style:text-properties style:text-underline-style="solid" style:text-underline-width="auto" style:text-underline-color="font-color" officeooo:rsid="0004f104"/>
    </style:style>
    <style:style style:name="T4" style:family="text">
      <style:text-properties style:text-underline-style="solid" style:text-underline-width="auto" style:text-underline-color="font-color" officeooo:rsid="000a0795"/>
    </style:style>
    <style:style style:name="T5" style:family="text">
      <style:text-properties officeooo:rsid="00038423"/>
    </style:style>
    <style:style style:name="T6" style:family="text">
      <style:text-properties officeooo:rsid="0004f104"/>
    </style:style>
    <style:style style:name="T7" style:family="text">
      <style:text-properties officeooo:rsid="0005f753"/>
    </style:style>
    <style:style style:name="T8" style:family="text">
      <style:text-properties fo:color="#404040" style:text-outline="false" style:text-line-through-style="none" style:text-line-through-type="none" style:font-name="Arial2" fo:font-size="20pt" fo:letter-spacing="normal" fo:language="fr" fo:country="FR" fo:font-style="normal" fo:text-shadow="none" style:text-underline-style="none" fo:font-weight="bold" officeooo:rsid="000b7097" style:letter-kerning="true" style:font-size-asian="20pt" style:font-style-asian="normal" style:font-weight-asian="bold" style:font-name-complex="Arial2" style:font-weight-complex="normal" style:text-emphasize="none"/>
    </style:style>
    <style:style style:name="T9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style:letter-kerning="true" style:font-style-asian="normal" style:font-name-complex="Arial2" style:text-emphasize="none"/>
    </style:style>
    <style:style style:name="T10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0bd16d" style:letter-kerning="true" style:font-style-asian="normal" style:font-name-complex="Arial2" style:text-emphasize="none"/>
    </style:style>
    <style:style style:name="T11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0bf906" style:letter-kerning="true" style:font-style-asian="normal" style:font-name-complex="Arial2" style:text-emphasize="none"/>
    </style:style>
    <style:style style:name="T12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0c8529" style:letter-kerning="true" style:font-style-asian="normal" style:font-name-complex="Arial2" style:text-emphasize="none"/>
    </style:style>
    <style:style style:name="T13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0e235b" style:letter-kerning="true" style:font-style-asian="normal" style:font-name-complex="Arial2" style:text-emphasize="none"/>
    </style:style>
    <style:style style:name="T14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1154b0" style:letter-kerning="true" style:font-style-asian="normal" style:font-name-complex="Arial2" style:text-emphasize="none"/>
    </style:style>
    <style:style style:name="T15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officeooo:rsid="0012cc4d" style:letter-kerning="true" style:font-style-asian="normal" style:font-name-complex="Arial2" style:text-emphasize="none"/>
    </style:style>
    <style:style style:name="T16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fo:font-weight="normal" style:letter-kerning="true" style:font-style-asian="normal" style:font-weight-asian="normal" style:font-name-complex="Arial2" style:font-weight-complex="normal" style:text-emphasize="none"/>
    </style:style>
    <style:style style:name="T17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fo:font-weight="bold" style:letter-kerning="true" style:font-style-asian="normal" style:font-name-complex="Arial2" style:text-emphasize="none"/>
    </style:style>
    <style:style style:name="T18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fo:font-weight="bold" officeooo:rsid="000b7097" style:letter-kerning="true" style:font-style-asian="normal" style:font-weight-asian="bold" style:font-name-complex="Arial2" style:font-weight-complex="normal" style:text-emphasize="none"/>
    </style:style>
    <style:style style:name="T19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none" fo:font-weight="bold" style:letter-kerning="true" style:font-style-asian="normal" style:font-weight-asian="bold" style:font-name-complex="Arial2" style:font-weight-complex="bold" style:text-emphasize="none"/>
    </style:style>
    <style:style style:name="T20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solid" style:text-underline-width="auto" style:text-underline-color="font-color" fo:font-weight="bold" style:letter-kerning="true" style:font-style-asian="normal" style:font-weight-asian="bold" style:font-name-complex="Arial2" style:font-weight-complex="bold" style:text-emphasize="none"/>
    </style:style>
    <style:style style:name="T21" style:family="text">
      <style:text-properties fo:color="#404040" style:text-outline="false" style:text-line-through-style="none" style:text-line-through-type="none" style:font-name="Arial2" fo:letter-spacing="normal" fo:language="fr" fo:country="FR" fo:font-style="normal" fo:text-shadow="none" style:text-underline-style="solid" style:text-underline-width="auto" style:text-underline-color="font-color" style:letter-kerning="true" style:font-style-asian="normal" style:font-name-complex="Arial2" style:text-emphasize="none"/>
    </style:style>
    <style:style style:name="T22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officeooo:rsid="000ff057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23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24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officeooo:rsid="0012cc4d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25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officeooo:rsid="000ff057" style:letter-kerning="true" fo:background-color="#fff200" loext:char-shading-value="0" style:font-size-asian="10pt" style:font-style-asian="normal" style:font-weight-asian="normal" style:font-name-complex="Arial2" style:font-size-complex="10pt" style:font-weight-complex="normal" style:text-emphasize="none"/>
    </style:style>
    <style:style style:name="T26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officeooo:rsid="000ff057" style:letter-kerning="true" fo:background-color="#fff200" loext:char-shading-value="0" style:font-size-asian="10pt" style:font-style-asian="normal" style:font-weight-asian="normal" style:font-name-complex="Arial2" style:font-size-complex="10pt" style:font-weight-complex="normal" style:text-emphasize="none"/>
    </style:style>
    <style:style style:name="T27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true" fo:background-color="#fff200" loext:char-shading-value="0" style:font-size-asian="10pt" style:font-style-asian="normal" style:font-weight-asian="normal" style:font-name-complex="Arial2" style:font-size-complex="10pt" style:font-weight-complex="normal" style:text-emphasize="none"/>
    </style:style>
    <style:style style:name="T28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true" fo:background-color="#fff200" loext:char-shading-value="0" style:font-size-asian="10pt" style:font-style-asian="normal" style:font-weight-asian="normal" style:font-name-complex="Arial2" style:font-size-complex="10pt" style:font-weight-complex="normal" style:text-emphasize="none"/>
    </style:style>
    <style:style style:name="T29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style:letter-kerning="true" style:font-style-asian="normal" style:font-name-complex="Arial2" style:text-emphasize="none"/>
    </style:style>
    <style:style style:name="T30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0bd16d" style:letter-kerning="true" style:font-style-asian="normal" style:font-name-complex="Arial2" style:text-emphasize="none"/>
    </style:style>
    <style:style style:name="T31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0bf906" style:letter-kerning="true" style:font-style-asian="normal" style:font-name-complex="Arial2" style:text-emphasize="none"/>
    </style:style>
    <style:style style:name="T32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0c8529" style:letter-kerning="true" style:font-style-asian="normal" style:font-name-complex="Arial2" style:text-emphasize="none"/>
    </style:style>
    <style:style style:name="T33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0e235b" style:letter-kerning="true" style:font-style-asian="normal" style:font-name-complex="Arial2" style:text-emphasize="none"/>
    </style:style>
    <style:style style:name="T34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150e90" style:letter-kerning="true" style:font-style-asian="normal" style:font-name-complex="Arial2" style:text-emphasize="none"/>
    </style:style>
    <style:style style:name="T35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style:letter-kerning="true" fo:background-color="#fff200" loext:char-shading-value="0" style:font-style-asian="normal" style:font-name-complex="Arial2" style:text-emphasize="none"/>
    </style:style>
    <style:style style:name="T36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officeooo:rsid="000bd16d" style:letter-kerning="true" fo:background-color="#fff200" loext:char-shading-value="0" style:font-style-asian="normal" style:font-name-complex="Arial2" style:text-emphasize="none"/>
    </style:style>
    <style:style style:name="T37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none" fo:font-weight="normal" style:letter-kerning="true" style:font-style-asian="normal" style:font-weight-asian="normal" style:font-name-complex="Arial2" style:font-weight-complex="normal" style:text-emphasize="none"/>
    </style:style>
    <style:style style:name="T38" style:family="text">
      <style:text-properties fo:color="#404040" style:text-outline="false" style:text-line-through-style="none" style:text-line-through-type="none" fo:letter-spacing="normal" fo:language="fr" fo:country="FR" fo:font-style="normal" fo:text-shadow="none" style:text-underline-style="solid" style:text-underline-width="auto" style:text-underline-color="font-color" fo:font-weight="bold" style:letter-kerning="true" style:font-style-asian="normal" style:font-weight-asian="bold" style:font-name-complex="Arial2" style:font-weight-complex="bold" style:text-emphasize="none"/>
    </style:style>
    <style:style style:name="T39" style:family="text">
      <style:text-properties fo:color="#40404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officeooo:rsid="0012cc4d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40" style:family="text">
      <style:text-properties fo:font-weight="normal" officeooo:rsid="0008927b" style:font-weight-asian="normal"/>
    </style:style>
    <style:style style:name="T41" style:family="text">
      <style:text-properties style:font-name="Arial2" officeooo:rsid="0006476e"/>
    </style:style>
    <style:style style:name="T42" style:family="text">
      <style:text-properties officeooo:rsid="0008927b"/>
    </style:style>
    <style:style style:name="T43" style:family="text">
      <style:text-properties style:font-name="Arial2" fo:font-size="11pt" style:font-size-asian="11pt" style:font-name-complex="Arial2"/>
    </style:style>
    <style:style style:name="T44" style:family="text">
      <style:text-properties style:font-name="Arial2" fo:font-size="11pt" officeooo:rsid="000c7882" style:font-size-asian="11pt" style:font-name-complex="Arial2"/>
    </style:style>
    <style:style style:name="T45" style:family="text">
      <style:text-properties style:font-name="Arial2" fo:font-size="11pt" officeooo:rsid="000a0795" style:font-size-asian="11pt" style:font-name-complex="Arial2"/>
    </style:style>
    <style:style style:name="T46" style:family="text">
      <style:text-properties style:font-name="Arial2" fo:font-size="11pt" fo:font-weight="bold" style:font-size-asian="11pt" style:font-weight-asian="bold" style:font-name-complex="Arial2" style:font-weight-complex="bold"/>
    </style:style>
    <style:style style:name="T47" style:family="text">
      <style:text-properties style:font-name="Arial2" fo:font-size="11pt" fo:font-weight="bold" officeooo:rsid="000a0795" style:font-size-asian="11pt" style:font-weight-asian="bold" style:font-name-complex="Arial2" style:font-weight-complex="bold"/>
    </style:style>
    <style:style style:name="T48" style:family="text">
      <style:text-properties style:font-name="Arial2" fo:font-size="11pt" fo:language="fr" fo:country="FR" style:font-size-asian="11pt" style:font-name-complex="Arial2"/>
    </style:style>
    <style:style style:name="T49" style:family="text">
      <style:text-properties style:font-name="Arial2" fo:font-size="11pt" fo:language="fr" fo:country="FR" officeooo:rsid="000a0795" style:font-size-asian="11pt" style:font-name-complex="Arial2"/>
    </style:style>
    <style:style style:name="T50" style:family="text">
      <style:text-properties style:font-name="Arial2" fo:font-size="11pt" fo:language="fr" fo:country="FR" officeooo:rsid="0011d281" style:font-size-asian="11pt" style:font-name-complex="Arial2"/>
    </style:style>
    <style:style style:name="T51" style:family="text">
      <style:text-properties style:font-name="Arial2" fo:font-size="11pt" fo:language="fr" fo:country="FR" fo:font-weight="bold" style:font-size-asian="11pt" style:font-weight-asian="bold" style:font-name-complex="Arial2" style:font-weight-complex="bold"/>
    </style:style>
    <style:style style:name="T52" style:family="text">
      <style:text-properties style:font-name="Arial2" fo:font-size="11pt" fo:language="fr" fo:country="FR" fo:font-weight="normal" officeooo:rsid="000a0795" style:font-size-asian="11pt" style:font-weight-asian="normal" style:font-name-complex="Arial2" style:font-weight-complex="normal"/>
    </style:style>
    <style:style style:name="T53" style:family="text">
      <style:text-properties style:font-name="Arial2" style:font-name-complex="Arial2"/>
    </style:style>
    <style:style style:name="T54" style:family="text">
      <style:text-properties style:font-name="Arial2" officeooo:rsid="000a0795" style:font-name-complex="Arial2"/>
    </style:style>
    <style:style style:name="T55" style:family="text">
      <style:text-properties style:font-name="Arial2" officeooo:rsid="000c7882" style:font-name-complex="Arial2"/>
    </style:style>
    <style:style style:name="T56" style:family="text">
      <style:text-properties style:font-name="Arial2" fo:font-weight="bold" style:font-weight-asian="bold" style:font-name-complex="Arial2" style:font-weight-complex="bold"/>
    </style:style>
    <style:style style:name="T57" style:family="text">
      <style:text-properties style:font-name="Arial2" fo:font-weight="bold" officeooo:rsid="000a0795" style:font-weight-asian="bold" style:font-name-complex="Arial2" style:font-weight-complex="bold"/>
    </style:style>
    <style:style style:name="T58" style:family="text">
      <style:text-properties style:font-name="Arial2" fo:language="fr" fo:country="FR" style:font-name-complex="Arial2"/>
    </style:style>
    <style:style style:name="T59" style:family="text">
      <style:text-properties style:font-name="Arial2" fo:language="fr" fo:country="FR" officeooo:rsid="000a0795" style:font-name-complex="Arial2"/>
    </style:style>
    <style:style style:name="T60" style:family="text">
      <style:text-properties style:font-name="Arial2" fo:language="fr" fo:country="FR" officeooo:rsid="0011d281" style:font-name-complex="Arial2"/>
    </style:style>
    <style:style style:name="T61" style:family="text">
      <style:text-properties style:font-name="Arial2" fo:language="fr" fo:country="FR" fo:font-weight="bold" style:font-weight-asian="bold" style:font-name-complex="Arial2" style:font-weight-complex="bold"/>
    </style:style>
    <style:style style:name="T62" style:family="text">
      <style:text-properties style:font-name="Arial2" fo:language="fr" fo:country="FR" fo:font-weight="bold" officeooo:rsid="0008927b" style:font-weight-asian="bold" style:font-name-complex="Arial2"/>
    </style:style>
    <style:style style:name="T63" style:family="text">
      <style:text-properties style:font-name="Arial2" fo:language="fr" fo:country="FR" fo:font-weight="normal" officeooo:rsid="000a0795" style:font-weight-asian="normal" style:font-name-complex="Arial2" style:font-weight-complex="normal"/>
    </style:style>
    <style:style style:name="T64" style:family="text">
      <style:text-properties style:font-name="Arial2" fo:language="fr" fo:country="FR" style:text-underline-style="solid" style:text-underline-width="auto" style:text-underline-color="font-color" fo:font-weight="bold" officeooo:rsid="0008927b" style:font-weight-asian="bold" style:font-name-complex="Arial2"/>
    </style:style>
    <style:style style:name="T65" style:family="text">
      <style:text-properties officeooo:rsid="000a0795"/>
    </style:style>
    <style:style style:name="T66" style:family="text">
      <style:text-properties fo:color="#000000" style:text-outline="false" style:text-line-through-style="none" style:text-line-through-type="none" fo:letter-spacing="normal" fo:language="fr" fo:country="FR" fo:font-style="normal" fo:text-shadow="none" style:text-underline-style="none" style:letter-kerning="true" style:font-style-asian="normal" style:font-name-complex="Arial2" style:text-emphasize="none"/>
    </style:style>
    <style:style style:name="T67" style:family="text">
      <style:text-properties fo:color="#000000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0ff057" style:letter-kerning="false" style:font-style-asian="normal" style:font-weight-asian="normal" style:font-name-complex="Arial2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0ff057" style:letter-kerning="true" style:font-style-asian="normal" style:font-weight-asian="normal" style:font-name-complex="Arial2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1154b0" style:letter-kerning="true" style:font-style-asian="normal" style:font-weight-asian="normal" style:font-name-complex="Arial2" style:font-weight-complex="normal" style:text-emphasize="none"/>
    </style:style>
    <style:style style:name="T70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71" style:family="text">
      <style:text-properties fo:color="#000000" style:text-outline="false" style:text-line-through-style="none" style:text-line-through-type="none" fo:font-style="normal" fo:text-shadow="none" style:text-underline-style="none" officeooo:rsid="000bd16d" style:letter-kerning="true" style:font-style-asian="normal" style:text-emphasize="none"/>
    </style:style>
    <style:style style:name="T72" style:family="text">
      <style:text-properties fo:color="#000000" style:text-outline="false" style:text-line-through-style="none" style:text-line-through-type="none" fo:font-style="normal" fo:text-shadow="none" style:text-underline-style="none" officeooo:rsid="000bd16d" style:letter-kerning="true" fo:background-color="#fff200" loext:char-shading-value="0" style:font-style-asian="normal" style:text-emphasize="none"/>
    </style:style>
    <style:style style:name="T73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#fff200" loext:char-shading-value="0" style:font-style-asian="normal" style:text-emphasize="none"/>
    </style:style>
    <style:style style:name="T7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false" style:font-style-asian="normal" style:font-weight-asian="normal" style:text-emphasize="none"/>
    </style:style>
    <style:style style:name="T7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Arial2" fo:font-size="22pt" fo:letter-spacing="normal" fo:language="fr" fo:country="FR" fo:font-style="normal" fo:text-shadow="none" style:text-underline-style="none" fo:font-weight="normal" style:letter-kerning="true" style:font-size-asian="22pt" style:font-style-asian="normal" style:font-weight-asian="normal" style:font-name-complex="Arial2" style:font-size-complex="10pt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9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80" style:family="text">
      <style:text-properties fo:color="#000000" style:text-outline="false" style:text-line-through-style="none" style:text-line-through-type="none" style:font-name="Arial" fo:letter-spacing="normal" fo:language="fr" fo:country="FR" fo:font-style="normal" fo:text-shadow="none" style:text-underline-style="none" fo:font-weight="normal" style:letter-kerning="true" style:font-style-asian="normal" style:font-weight-asian="normal" style:font-name-complex="Arial2" style:font-weight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82" style:family="text">
      <style:text-properties fo:color="#000000" style:text-outline="false" style:text-line-through-style="none" style:text-line-through-type="none" style:font-name="Arial" fo:font-size="22pt" fo:letter-spacing="normal" fo:language="fr" fo:country="FR" fo:font-style="normal" fo:text-shadow="none" style:text-underline-style="none" fo:font-weight="normal" style:letter-kerning="true" style:font-size-asian="22pt" style:font-style-asian="normal" style:font-weight-asian="normal" style:font-name-complex="Arial2" style:font-weight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false" style:font-size-asian="10pt" style:font-style-asian="normal" style:font-weight-asian="normal" style:font-name-complex="Arial2" style:font-size-complex="10pt" style:font-weight-complex="normal" style:text-emphasize="none"/>
    </style:style>
    <style:style style:name="T84" style:family="text">
      <style:text-properties fo:color="#000000" style:text-outline="false" style:text-line-through-style="none" style:text-line-through-type="none" style:font-name="Arial2" fo:font-size="10pt" fo:letter-spacing="normal" fo:language="fr" fo:country="FR" fo:font-style="normal" fo:text-shadow="none" style:text-underline-style="none" fo:font-weight="normal" style:letter-kerning="true" style:font-size-asian="10pt" style:font-style-asian="normal" style:font-weight-asian="normal" style:font-name-complex="Arial2" style:font-size-complex="10pt" style:font-weight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letter-kerning="false" style:font-size-asian="10pt" style:font-style-asian="normal" style:font-weight-asian="normal" style:font-size-complex="10pt" style:text-emphasize="none"/>
    </style:style>
    <style:style style:name="T86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0ff057" style:letter-kerning="false" style:font-size-asian="10pt" style:font-style-asian="normal" style:font-weight-asian="normal" style:font-size-complex="10pt" style:text-emphasize="none"/>
    </style:style>
    <style:style style:name="T87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88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12cc4d" style:letter-kerning="true" style:font-size-asian="10pt" style:font-style-asian="normal" style:font-weight-asian="normal" style:font-size-complex="10pt" style:text-emphasize="none"/>
    </style:style>
    <style:style style:name="T89" style:family="text">
      <style:text-properties officeooo:rsid="001154b0"/>
    </style:style>
    <style:style style:name="T90" style:family="text">
      <style:text-properties officeooo:rsid="00133d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ecd882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b7c1eb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FINITIONS STATISTIQUES</text:p>
      <text:p text:style-name="P11"/>
      <text:p text:style-name="P11"/>
      <text:p text:style-name="P9"><text:span text:style-name="T1">Population statistique</text:span><text:span text:style-name="T2"> :</text:span></text:p>
      <text:p text:style-name="P7">Une population statistique est <text:span text:style-name="T5">l’</text:span>ensemble sur lequel on effectue des observation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Exemples<text:span text:style-name="T5"> :</text:span></text:p>
          </table:table-cell>
          <table:table-cell table:style-name="Tableau1.A1" office:value-type="string">
            <text:list xml:id="list3426638259" text:style-name="L1">
              <text:list-item>
                <text:p text:style-name="P39">ensemble de personnes interrogées pour une enquête</text:p>
              </text:list-item>
              <text:list-item>
                <text:p text:style-name="P39">ensemble de parcelles cultivées sur lesquelles on mesure un rendement</text:p>
              </text:list-item>
              <text:list-item>
                <text:p text:style-name="P39">ensemble de pays pour lesquels on dispose de données géographiques ou économiques</text:p>
              </text:list-item>
            </text:list>
          </table:table-cell>
        </table:table-row>
      </table:table>
      <text:p text:style-name="P8"/>
      <text:p text:style-name="P9"><text:span text:style-name="T1">Individu (ou unités statistiques)</text:span><text:span text:style-name="T2"> :</text:span></text:p>
      <text:p text:style-name="P7">Les individus sont les éléments de la population statistique étudiée. Pour chaque individu, on dispose <text:span text:style-name="T5">d’</text:span>une ou plusieurs observation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Exemples<text:span text:style-name="T5"> :</text:span></text:p>
          </table:table-cell>
          <table:table-cell table:style-name="Tableau2.A1" office:value-type="string">
            <text:list xml:id="list4157592394" text:style-name="L2">
              <text:list-item>
                <text:p text:style-name="P40">chacune des personnes interrogées pour une enquête</text:p>
              </text:list-item>
              <text:list-item>
                <text:p text:style-name="P40">chaque parcelle cultivée en vue <text:span text:style-name="T5">d’</text:span>étudier le rendement</text:p>
              </text:list-item>
              <text:list-item>
                <text:p text:style-name="P40">chaque pays pour lequel on étudie des données socio-économiques</text:p>
              </text:list-item>
              <text:list-item>
                <text:p text:style-name="P40">chaque jour de <text:span text:style-name="T5">l’</text:span>année pour lequel on dispose de données météorologiques</text:p>
              </text:list-item>
            </text:list>
          </table:table-cell>
        </table:table-row>
      </table:table>
      <text:p text:style-name="P8"/>
      <text:p text:style-name="P9"><text:span text:style-name="T1">Variable statistique (ou caractère statistique)</text:span><text:span text:style-name="T2"> :</text:span></text:p>
      <text:p text:style-name="P7"><text:span text:style-name="T5">C’</text:span>est ce qui est observé ou mesuré sur les individus <text:span text:style-name="T5">d’</text:span>une population statistique. Il peut <text:span text:style-name="T5">s’</text:span>agir <text:span text:style-name="T5">d’</text:span>une variable qualitative ou quantitative.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8">Exemples<text:span text:style-name="T90"> :</text:span></text:p>
          </table:table-cell>
          <table:table-cell table:style-name="Tableau3.A1" office:value-type="string">
            <text:list xml:id="list2922858771" text:style-name="L3">
              <text:list-item>
                <text:p text:style-name="P41">taille, poids, salaire, sexe, profession <text:span text:style-name="T5">d’</text:span>un groupe donné <text:span text:style-name="T5">d’</text:span>individus</text:p>
              </text:list-item>
              <text:list-item>
                <text:p text:style-name="P41">rendement <text:span text:style-name="T5">d’</text:span>un ensemble de parcelles cultivées</text:p>
              </text:list-item>
              <text:list-item>
                <text:p text:style-name="P41">température maximale et minimale, pluviométrie, ensoleillement, mesurés à un endroit donné tous les jours.</text:p>
              </text:list-item>
            </text:list>
          </table:table-cell>
        </table:table-row>
      </table:table>
      <text:p text:style-name="P8"/>
      <text:p text:style-name="P9"><text:span text:style-name="T1">Variable quantitative (ou caractère quantitatif)</text:span><text:span text:style-name="T2"> :</text:span></text:p>
      <text:p text:style-name="P7">Une variable statistique est quantitative si ses valeurs sont des nombres sur lesquels des opérations arithmétiques telles que somme, moyenne,<text:span text:style-name="T5"> etc</text:span>. ont un sens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8">Exemples<text:span text:style-name="T5"> :</text:span></text:p>
          </table:table-cell>
          <table:table-cell table:style-name="Tableau4.A1" office:value-type="string">
            <text:list xml:id="list1995277543" text:style-name="L4">
              <text:list-item>
                <text:p text:style-name="P42">taille, poids, salaire</text:p>
              </text:list-item>
              <text:list-item>
                <text:p text:style-name="P42">rendement</text:p>
              </text:list-item>
              <text:list-item>
                <text:p text:style-name="P42">note à un examen</text:p>
              </text:list-item>
              <text:list-item>
                <text:p text:style-name="P42">PNB / habitant, espérance de vie, nombre <text:span text:style-name="T5">d’</text:span>habitants <text:span text:style-name="T5">d’</text:span>un ensemble de pays</text:p>
              </text:list-item>
            </text:list>
          </table:table-cell>
        </table:table-row>
      </table:table>
      <text:p text:style-name="P8"/>
      <text:p text:style-name="P9"><text:span text:style-name="T1">Variable discrète</text:span><text:span text:style-name="T2"> :</text:span></text:p>
      <text:p text:style-name="P7"><text:span text:style-name="T6">C’</text:span>est une variable quantitative pouvant prendre par nature un nombre fini (ou dénombrable) de valeurs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8">Exemples<text:span text:style-name="T6"> :</text:span></text:p>
          </table:table-cell>
          <table:table-cell table:style-name="Tableau5.A1" office:value-type="string">
            <text:list xml:id="list601185982" text:style-name="L5">
              <text:list-item>
                <text:p text:style-name="P43">nombre <text:span text:style-name="T6">d’</text:span>enfants par famille</text:p>
              </text:list-item>
              <text:list-item>
                <text:p text:style-name="P43">nombre de pièces <text:span text:style-name="T6">d’</text:span>un appartement</text:p>
              </text:list-item>
              <text:list-item>
                <text:p text:style-name="P43">nombre de pièces défectueuses dans un lot de pièces mécaniques <text:span text:style-name="T6">…</text:span></text:p>
              </text:list-item>
            </text:list>
          </table:table-cell>
        </table:table-row>
      </table:table>
      <text:p text:style-name="P8"/>
      <text:p text:style-name="P9"><text:span text:style-name="T1">Variable continue</text:span><text:span text:style-name="T3"> :</text:span></text:p>
      <text:p text:style-name="P7"><text:span text:style-name="T6">C’</text:span>est une variable quantitative pouvant prendre par nature une infinité de valeurs, généralement tout un intervalle réel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8">Exemples<text:span text:style-name="T6"> :</text:span></text:p>
          </table:table-cell>
          <table:table-cell table:style-name="Tableau6.A1" office:value-type="string">
            <text:list xml:id="list893776608" text:style-name="L6">
              <text:list-item>
                <text:p text:style-name="P44">tailles, poids, salaires, surfaces cultivées, températures<text:span text:style-name="T6">…</text:span></text:p>
              </text:list-item>
            </text:list>
          </table:table-cell>
        </table:table-row>
      </table:table>
      <text:p text:style-name="P8"/>
      <text:p text:style-name="P9"><text:span text:style-name="T1">Variable qualitative (ou caractère qualitatif)</text:span><text:span text:style-name="T3"> :</text:span></text:p>
      <text:p text:style-name="P7">Une variable statistique est qualitative si ses valeurs, ou modalités, <text:span text:style-name="T6">s’</text:span>expriment de façon littérale ou par un codage sur lequel les opérations arithmétiques telles que moyenne, somme<text:span text:style-name="T6">…</text:span>, <text:span text:style-name="T6">n’</text:span>ont pas de sens.</text:p>
      <table:table table:name="Tableau7" table:style-name="Tableau7">
        <table:table-column table:style-name="Tableau7.A"/>
        <table:table-column table:style-name="Tableau7.B"/>
        <text:soft-page-break/>
        <table:table-row table:style-name="Tableau7.1">
          <table:table-cell table:style-name="Tableau7.A1" office:value-type="string">
            <text:p text:style-name="P38">Exemples<text:span text:style-name="T6"> :</text:span></text:p>
          </table:table-cell>
          <table:table-cell table:style-name="Tableau7.A1" office:value-type="string">
            <text:list xml:id="list2666825121" text:style-name="L7">
              <text:list-item>
                <text:p text:style-name="P45">sexe de la personne interrogée, situation familiale, numéro de son département de naissance<text:span text:style-name="T6">…</text:span></text:p>
              </text:list-item>
              <text:list-item>
                <text:p text:style-name="P45">état du temps constaté à un endroit donné chaque jour (pluvieux, neigeux, beau, venteux<text:span text:style-name="T6">…</text:span>)</text:p>
              </text:list-item>
            </text:list>
          </table:table-cell>
        </table:table-row>
      </table:table>
      <text:p text:style-name="P8"/>
      <text:p text:style-name="P9"><text:span text:style-name="T1">Modalité</text:span><text:span text:style-name="T3"> :</text:span></text:p>
      <text:p text:style-name="P7">Les modalités <text:span text:style-name="T6">d’</text:span>une variable qualitative sont les différentes valeurs que peut prendre celle-ci.</text:p>
      <text:p text:style-name="P7">Par exemple les modalités de la variable situation familiale sont<text:span text:style-name="T6"> :</text:span> célibataire, marié, veuf, divorcé. </text:p>
      <text:p text:style-name="P7">Les modalités de la variable sexe sont<text:span text:style-name="T6"> :</text:span> féminin, masculin (pouvant être codées par exemple 0 et 1).</text:p>
      <text:p text:style-name="P8"/>
      <text:p text:style-name="P9"><text:span text:style-name="T1">Variable qualitative ordinale</text:span><text:span text:style-name="T3"> :</text:span></text:p>
      <text:p text:style-name="P7"><text:span text:style-name="T6">C’</text:span>est une variable qualitative dont les modalités sont naturellement ordonnées selon un ordre total<text:span text:style-name="T6"> :</text:span> on peut dire que selon un certain sens la modalité A est moins forte que la B, qui est moins forte que la C, <text:span text:style-name="T6">etc.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8">Exemples<text:span text:style-name="T6"> :</text:span></text:p>
          </table:table-cell>
          <table:table-cell table:style-name="Tableau8.A1" office:value-type="string">
            <text:list xml:id="list3233232752" text:style-name="L8">
              <text:list-item>
                <text:p text:style-name="P46">tailles de vêtement 0 1 2 3 <text:span text:style-name="T6">…</text:span> mais la taille 2 ne signifie pas que le vêtement est 2 fois plus grand que celui de la taille 1<text:span text:style-name="T6"> !</text:span> Il ne <text:span text:style-name="T6">s’</text:span>agit pas <text:span text:style-name="T6">d’</text:span>une variable quantitative discrète.</text:p>
              </text:list-item>
            </text:list>
          </table:table-cell>
        </table:table-row>
      </table:table>
      <text:p text:style-name="P8"/>
      <text:p text:style-name="P9"><text:span text:style-name="T1">Variable qualitative nominale</text:span><text:span text:style-name="T3"> :</text:span></text:p>
      <text:p text:style-name="P7"><text:span text:style-name="T6">C’</text:span>est une variable qualitative dont les modalités ne sont pas ordonnées.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8">Exemples<text:span text:style-name="T6"> :</text:span></text:p>
          </table:table-cell>
          <table:table-cell table:style-name="Tableau9.A1" office:value-type="string">
            <text:list xml:id="list3647869939" text:style-name="L9">
              <text:list-item>
                <text:p text:style-name="P47">la variable sexe peut être notée M F, 0 1<text:span text:style-name="T7">,</text:span> ou 1 0 </text:p>
              </text:list-item>
              <text:list-item>
                <text:p text:style-name="P47">la variable CSP<text:span text:style-name="T6"> :</text:span> on ne peut pas classer les catégories socio- professionnelles selon un ordre préétabli.</text:p>
              </text:list-item>
            </text:list>
          </table:table-cell>
        </table:table-row>
      </table:table>
      <text:p text:style-name="P8"/>
      <text:p text:style-name="P9"><text:span text:style-name="T1">Variable dichotomique</text:span><text:span text:style-name="T3"> :</text:span></text:p>
      <text:p text:style-name="P7"><text:span text:style-name="T6">C’</text:span>est une variable qualitative qui ne peut prendre que 2 modalités<text:span text:style-name="T6"> :</text:span> OUI ou NON<text:span text:style-name="T6"> ;</text:span> masculin ou féminin<text:span text:style-name="T6"> ;</text:span> bon ou mauvais, <text:span text:style-name="T6">etc.</text:span></text:p>
      <text:p text:style-name="P1"/>
      <text:p text:style-name="P1"/>
      <text:p text:style-name="P1"/>
      <text:p text:style-name="P1"/>
      <text:p text:style-name="P1"/>
      <text:p text:style-name="P2">FORMULES</text:p>
      <text:p text:style-name="P12"/>
      <text:p text:style-name="P12"/>
      <text:p text:style-name="P25"><text:span text:style-name="T41">Valeur de départ = Vd ; Valeur d’arrivée = Va ; Coefficient multiplicateur = K : Taux de variation = Evol</text:span></text:p>
      <text:p text:style-name="P25"><text:span text:style-name="T41"/></text:p>
      <text:p text:style-name="P24">K = 1 + Evol / 100 = Va / Vd</text:p>
      <text:p text:style-name="P24">Evol = (Va – Vd) / Vd * 100</text:p>
      <text:p text:style-name="P24">Va = Vd * K</text:p>
      <text:p text:style-name="P24">Indice (t) = Valeur (t) / Valeur (t0) * 100</text:p>
      <text:p text:style-name="P24">Un indice permet de mesurer l’évolution par rapport à une date de référence.</text:p>
      <text:p text:style-name="P24"/>
      <text:p text:style-name="P26"/>
      <text:p text:style-name="P36">GRAPHIQUES</text:p>
      <text:p text:style-name="P13"/>
      <text:p text:style-name="Text_20_body">Série chronologique (temps en abscisse) <text:span text:style-name="T42">comme les Indices</text:span> : ► courbes</text:p>
      <text:p text:style-name="Text_20_body"/>
      <text:p text:style-name="Text_20_body">Répa<text:span text:style-name="T42">r</text:span>tition : examiner le type de la variable à représenter.</text:p>
      <text:p text:style-name="Text_20_body">Variable qualitative (situation familiale) ► diagramme en barres verticales <text:span text:style-name="T42">(</text:span>ou camembert<text:span text:style-name="T40">)</text:span></text:p>
      <text:p text:style-name="Text_20_body"/>
      <text:p text:style-name="Text_20_body">Variable quantitative discrète (nombre d’enfants) ► diagramme en bâtons.</text:p>
      <text:p text:style-name="Text_20_body"/>
      <text:p text:style-name="Text_20_body">Variable quantitative continue (âge) ► histogramme.</text:p>
      <text:p text:style-name="Text_20_body"/>
      <text:p text:style-name="Text_20_body">Classement ► diagramme en barres horizontales</text:p>
      <text:p text:style-name="P3"/>
      <text:p text:style-name="P3"/>
      <text:p text:style-name="P3"/>
      <text:p text:style-name="P5"><text:span text:style-name="T1">Consignes </text:span><text:span text:style-name="T4">pour la réalisation du graphique</text:span><text:span text:style-name="T1"> </text:span>:</text:p>
      <text:p text:style-name="P5"/>
      <text:p text:style-name="P27">Réfléchir à l’échelle la plus pertinente, les variations doivent clairement apparaître mais pas de manière exagérée <text:span text:style-name="T42">(repérer le minimum et le maximum).</text:span></text:p>
      <text:p text:style-name="P26">Ne pas oublier les titres du graphique et des axes et la légende.</text:p>
      <text:p text:style-name="P4"/>
      <text:p text:style-name="P4"/>
      <text:p text:style-name="Text_20_body"><text:span text:style-name="T64">Consignes générales pour le commentaire</text:span><text:span text:style-name="T62"> :</text:span></text:p>
      <text:p text:style-name="Text_20_body"><text:span text:style-name="T54">A</text:span><text:span text:style-name="T55">ller </text:span><text:span text:style-name="T53">du </text:span><text:span text:style-name="T56">général au particulier</text:span><text:span text:style-name="T53">.</text:span></text:p>
      <text:list xml:id="list3388441486" text:style-name="WW8Num2">
        <text:list-item>
          <text:p text:style-name="P35"><text:span text:style-name="T57">P</text:span><text:span text:style-name="T56">hrase d’introduction</text:span><text:span text:style-name="T53"> en précisant le phénomène (répartition, évolution ou classement) et en s’appuyant sur le titre (et éventuellement sur la source et le champ).</text:span></text:p>
        </text:list-item>
        <text:list-item>
          <text:p text:style-name="P35"><text:span text:style-name="T54">P</text:span><text:span text:style-name="T53">résentation</text:span><text:span text:style-name="T56"> </text:span><text:span text:style-name="T53">de la</text:span><text:span text:style-name="T56"> tendance générale</text:span></text:p>
        </text:list-item>
        <text:list-item>
          <text:p text:style-name="P35"><text:span text:style-name="T59">Quelques</text:span><text:span text:style-name="T58"> </text:span><text:span text:style-name="T60">commentaires </text:span><text:span text:style-name="T58">sur des </text:span><text:span text:style-name="T61">faits</text:span><text:span text:style-name="T58"> </text:span><text:span text:style-name="T61">particuliers</text:span><text:span text:style-name="T58"> </text:span><text:span text:style-name="T61">remarquables. </text:span><text:span text:style-name="T63">Penser aux différentes dimensions (modalités des variables) que vous devez décrire (Homme/Femme ; secteur d’activité ; …).</text:span></text:p>
        </text:list-item>
      </text:list>
      <text:p text:style-name="Text_20_body"/>
      <text:p text:style-name="P37"><text:span text:style-name="T29">PARAM</text:span><text:span text:style-name="T34">E</text:span><text:span text:style-name="T29">TR</text:span><text:span text:style-name="T34">E</text:span><text:span text:style-name="T29">S STATISTIQUES</text:span></text:p>
      <text:p text:style-name="P14"><text:span text:style-name="T29"/></text:p>
      <text:list xml:id="list1384521289" text:style-name="L10">
        <text:list-item>
          <text:p text:style-name="P15"><text:span text:style-name="T38">Tendance centrale</text:span><text:span text:style-name="T29"> : représente une valeur autour de laquelle les observations sont réparties.</text:span></text:p>
        </text:list-item>
      </text:list>
      <text:p text:style-name="P16"><text:span text:style-name="T35">1) Moyenne</text:span><text:span text:style-name="T29">. </text:span><text:span text:style-name="T30">Savoir calculer une moyenne dans le cas d’une distribution regroupée en classes.</text:span></text:p>
      <text:p text:style-name="P18"><text:span text:style-name="T29">La moyenne est sensible aux valeurs extrêmes.</text:span></text:p>
      <text:p text:style-name="P23"><text:span text:style-name="T66">Lorsque l</text:span><text:span text:style-name="T70">’on dispose de plusieurs populations d’effectifs et de </text:span><text:span text:style-name="T71">leurs </text:span><text:span text:style-name="T70">moyennes respectives, </text:span><text:span text:style-name="T71">la moyenne globale est la moyenne des moyennes.</text:span></text:p>
      <text:p text:style-name="P22"><text:span text:style-name="T72">2</text:span><text:span text:style-name="T73">) Médiane :</text:span><text:span text:style-name="T70"> si la série des valeurs est triée par ordre croissant, la médiane est la valeur du milieu telle qu’il y ait autant d’observations au-dessus qu’en dessous (50/%-50 %).</text:span></text:p>
      <text:p text:style-name="P22"><text:span text:style-name="T70">Distinction si le nombre d’observations est impair (valeur du milieu) ou pair (intervalle médian entre les 2 valeurs du milieu).</text:span></text:p>
      <text:p text:style-name="P19"><text:span text:style-name="T29">La m</text:span><text:span text:style-name="T31">édiane</text:span><text:span text:style-name="T29"> </text:span><text:span text:style-name="T31">n’</text:span><text:span text:style-name="T29">est </text:span><text:span text:style-name="T31">p</text:span><text:span text:style-name="T32">a</text:span><text:span text:style-name="T31">s </text:span><text:span text:style-name="T29">sensible aux valeurs extrêmes.</text:span></text:p>
      <text:p text:style-name="P17"><text:span text:style-name="T30">Savoir calculer une m</text:span><text:span text:style-name="T32">édia</text:span><text:span text:style-name="T30">ne dans le cas d’une distribution regroupée en classes </text:span><text:span text:style-name="T32">(faire le cumul de l’effectif)</text:span><text:span text:style-name="T30">.</text:span></text:p>
      <text:p text:style-name="P20"><text:span text:style-name="T36">3</text:span><text:span text:style-name="T35">) Mode :</text:span><text:span text:style-name="T29"> valeur dont la fréquence est la plus élevée.</text:span></text:p>
      <text:p text:style-name="P20"><text:span text:style-name="T29">Classe modale : classe correspondant à la fréquence la plus élevée dans le cas d’une variable continue regroupée en classes </text:span><text:span text:style-name="T33">de même amplitude.</text:span></text:p>
      <text:p text:style-name="P21"><text:span text:style-name="T29">Le mode peut être utilisé dans le cas de variables nominales.</text:span></text:p>
      <text:p text:style-name="P30"><text:span text:style-name="T9"/></text:p>
      <text:list xml:id="list165444571071254" text:continue-numbering="true" text:style-name="L10">
        <text:list-item>
          <text:p text:style-name="P28"><text:span text:style-name="T20">Dispersion </text:span><text:span text:style-name="T9">: résume le plus ou moins grand étalement des observations de part et d’autre de la tendance centrale.</text:span></text:p>
        </text:list-item>
      </text:list>
      <text:p text:style-name="P32"><text:span text:style-name="T26">1) Etendue</text:span><text:span text:style-name="T22"> = Max – Min</text:span></text:p>
      <text:p text:style-name="P34"><text:span text:style-name="T28">2) Ecart Inter-quartile</text:span><text:span text:style-name="T23"> = Q3 – Q1</text:span></text:p>
      <text:p text:style-name="P34"><draw:frame text:anchor-type="paragraph" draw:z-index="0" draw:name="Object 4" draw:style-name="gr1" draw:text-style-name="P48" svg:width="3.454cm" svg:height="0.632cm" svg:x="2.233cm" svg:y="-0.148cm"><draw:image xlink:href="Pictures/2000001200001A4000000894156B984FD7055404.wmf" xlink:type="simple" xlink:show="embed" xlink:actuate="onLoad"><text:p/></draw:image></draw:frame><text:span text:style-name="T28">3) Variance</text:span><text:span text:style-name="T23"> =</text:span></text:p>
      <text:p text:style-name="P32"><text:span text:style-name="T22">C’est la moyenne des carrés des écarts entre les observations et leur moyenne. P</text:span><text:span text:style-name="T83">lus une s</text:span><text:span text:style-name="T85">érie est dispersée, plus V </text:span><text:span text:style-name="T86">s’</text:span><text:span text:style-name="T85">accroît.</text:span></text:p>
      <text:p text:style-name="Text_20_body"><text:span text:style-name="T69">L</text:span><text:span text:style-name="T68">a variance est sensible </text:span><text:span text:style-name="T75">à la présence de </text:span>valeurs extrêmes.</text:p>
      <text:p text:style-name="Text_20_body"><text:span text:style-name="T67">L’</text:span><text:span text:style-name="T74">écart-type, noté σ, est la racine carrée de la variance.</text:span></text:p>
      <text:p text:style-name="P29"><text:span text:style-name="T9">Le coefficient de variation est le rapport de </text:span><text:span text:style-name="T14">l’</text:span><text:span text:style-name="T9">écart‑type par rapport à la moyenne. Le coefficient de variation est indépendant des unités choisies, il est utile pour comparer des distributions qui ont des unités différentes.</text:span></text:p>
      <text:p text:style-name="P29"><text:span text:style-name="T9"/></text:p>
      <text:list xml:id="list165445125676596" text:continue-numbering="true" text:style-name="L10">
        <text:list-item>
          <text:p text:style-name="P31"><text:span text:style-name="T20">Concentration</text:span><text:span text:style-name="T9">.</text:span></text:p>
        </text:list-item>
      </text:list>
      <text:p text:style-name="P33"><text:span text:style-name="T24">Quantiles : </text:span><text:span text:style-name="T9">les </text:span><text:span text:style-name="T17">quantiles</text:span><text:span text:style-name="T9"> sont les valeurs qui divisent un jeu de données en </text:span><text:span text:style-name="T15">intervalles</text:span><text:span text:style-name="T9"> contenant le même nombre de données. Ainsi les </text:span><text:span text:style-name="T15">quartiles</text:span><text:span text:style-name="T9"> sont les trois quantiles qui divisent un ensemble de données en quatre groupes de taille égale. La </text:span><text:span text:style-name="T15">médiane</text:span><text:span text:style-name="T9"> quant à elle est le quantile qui sépare le jeu de données en deux groupes de taille égale.</text:span></text:p>
      <text:p text:style-name="P33"><text:span text:style-name="T22">Q</text:span><text:span text:style-name="T24">1 :</text:span><text:span text:style-name="T24"> </text:span><text:span text:style-name="T76">il partage la population en deux </text:span><text:span text:style-name="T87">sous-ensembles qui rassemblent, pour le premier sous-ensemble, </text:span><text:span text:style-name="T88">25 </text:span><text:span text:style-name="T87">% de la population et pour le second, </text:span><text:span text:style-name="T88">75 </text:span><text:span text:style-name="T87">% de la population.</text:span></text:p>
      <text:p text:style-name="Text_20_body"><text:span text:style-name="T80">D</text:span><text:span text:style-name="T78">éciles (D1 à D9), Centiles (C1 à C99).</text:span></text:p>
      <text:p text:style-name="P6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Arial1" svg:font-family="Arial, Helvetica, sans-serif"/>
    <style:font-face style:name="MS Serif" svg:font-family="'MS Serif'"/>
    <style:font-face style:name="Mangal2" svg:font-family="Mangal"/>
    <style:font-face style:name="Courier New1" svg:font-family="'Courier New'" style:font-family-generic="modern"/>
    <style:font-face style:name="Arial" svg:font-family="Arial" style:font-family-generic="swiss"/>
    <style:font-face style:name="Arial Unicode MS" svg:font-family="'Arial Unicode MS'" style:font-family-generic="swiss"/>
    <style:font-face style:name="Courier New" svg:font-family="'Courier New'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Mangal" svg:font-family="Mangal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Courier New2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Facette_7e_LT_7e_Gliederung_20_1" style:display-name="Master1-Facett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Facette_7e_LT_7e_Gliederung_20_2" style:display-name="Master1-Facette~LT~Gliederung 2" style:family="paragraph" style:parent-style-name="Master1-Facett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Facette_7e_LT_7e_Gliederung_20_3" style:display-name="Master1-Facette~LT~Gliederung 3" style:family="paragraph" style:parent-style-name="Master1-Facett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Facette_7e_LT_7e_Gliederung_20_4" style:display-name="Master1-Facette~LT~Gliederung 4" style:family="paragraph" style:parent-style-name="Master1-Facett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Gliederung_20_5" style:display-name="Master1-Facette~LT~Gliederung 5" style:family="paragraph" style:parent-style-name="Master1-Facett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Gliederung_20_6" style:display-name="Master1-Facette~LT~Gliederung 6" style:family="paragraph" style:parent-style-name="Master1-Facett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Gliederung_20_7" style:display-name="Master1-Facette~LT~Gliederung 7" style:family="paragraph" style:parent-style-name="Master1-Facett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Gliederung_20_8" style:display-name="Master1-Facette~LT~Gliederung 8" style:family="paragraph" style:parent-style-name="Master1-Facett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Gliederung_20_9" style:display-name="Master1-Facette~LT~Gliederung 9" style:family="paragraph" style:parent-style-name="Master1-Facett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Facette_7e_LT_7e_Titel" style:display-name="Master1-Facet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Facette_7e_LT_7e_Untertitel" style:display-name="Master1-Facet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Facette_7e_LT_7e_Notizen" style:display-name="Master1-Facet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Facette_7e_LT_7e_Hintergrundobjekte" style:display-name="Master1-Facet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Facette_7e_LT_7e_Hintergrund" style:display-name="Master1-Facet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-title-Diapositive-de-titre_7e_LT_7e_Gliederung_20_1" style:display-name="Master1-Layout1-title-Diapositive-de-titr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Diapositive-de-titre_7e_LT_7e_Gliederung_20_2" style:display-name="Master1-Layout1-title-Diapositive-de-titre~LT~Gliederung 2" style:family="paragraph" style:parent-style-name="Master1-Layout1-title-Diapositive-de-titr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Diapositive-de-titre_7e_LT_7e_Gliederung_20_3" style:display-name="Master1-Layout1-title-Diapositive-de-titre~LT~Gliederung 3" style:family="paragraph" style:parent-style-name="Master1-Layout1-title-Diapositive-de-titr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Diapositive-de-titre_7e_LT_7e_Gliederung_20_4" style:display-name="Master1-Layout1-title-Diapositive-de-titre~LT~Gliederung 4" style:family="paragraph" style:parent-style-name="Master1-Layout1-title-Diapositive-de-titr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Gliederung_20_5" style:display-name="Master1-Layout1-title-Diapositive-de-titre~LT~Gliederung 5" style:family="paragraph" style:parent-style-name="Master1-Layout1-title-Diapositive-de-titr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Gliederung_20_6" style:display-name="Master1-Layout1-title-Diapositive-de-titre~LT~Gliederung 6" style:family="paragraph" style:parent-style-name="Master1-Layout1-title-Diapositive-de-titr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Gliederung_20_7" style:display-name="Master1-Layout1-title-Diapositive-de-titre~LT~Gliederung 7" style:family="paragraph" style:parent-style-name="Master1-Layout1-title-Diapositive-de-titr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Gliederung_20_8" style:display-name="Master1-Layout1-title-Diapositive-de-titre~LT~Gliederung 8" style:family="paragraph" style:parent-style-name="Master1-Layout1-title-Diapositive-de-titr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Gliederung_20_9" style:display-name="Master1-Layout1-title-Diapositive-de-titre~LT~Gliederung 9" style:family="paragraph" style:parent-style-name="Master1-Layout1-title-Diapositive-de-titr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e-de-titre_7e_LT_7e_Titel" style:display-name="Master1-Layout1-title-Diapositive-de-titr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Diapositive-de-titre_7e_LT_7e_Untertitel" style:display-name="Master1-Layout1-title-Diapositive-de-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Diapositive-de-titre_7e_LT_7e_Notizen" style:display-name="Master1-Layout1-title-Diapositive-de-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Diapositive-de-titre_7e_LT_7e_Hintergrundobjekte" style:display-name="Master1-Layout1-title-Diapositive-de-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-title-Diapositive-de-titre_7e_LT_7e_Hintergrund" style:display-name="Master1-Layout1-title-Diapositive-de-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7e_LT_7e_Gliederung_20_1" style:display-name="Master1-Layout2-obj-Titre-et-contenu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7e_LT_7e_Gliederung_20_2" style:display-name="Master1-Layout2-obj-Titre-et-contenu~LT~Gliederung 2" style:family="paragraph" style:parent-style-name="Master1-Layout2-obj-Titre-et-contenu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7e_LT_7e_Gliederung_20_3" style:display-name="Master1-Layout2-obj-Titre-et-contenu~LT~Gliederung 3" style:family="paragraph" style:parent-style-name="Master1-Layout2-obj-Titre-et-contenu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7e_LT_7e_Gliederung_20_4" style:display-name="Master1-Layout2-obj-Titre-et-contenu~LT~Gliederung 4" style:family="paragraph" style:parent-style-name="Master1-Layout2-obj-Titre-et-contenu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Gliederung_20_5" style:display-name="Master1-Layout2-obj-Titre-et-contenu~LT~Gliederung 5" style:family="paragraph" style:parent-style-name="Master1-Layout2-obj-Titre-et-contenu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Gliederung_20_6" style:display-name="Master1-Layout2-obj-Titre-et-contenu~LT~Gliederung 6" style:family="paragraph" style:parent-style-name="Master1-Layout2-obj-Titre-et-contenu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Gliederung_20_7" style:display-name="Master1-Layout2-obj-Titre-et-contenu~LT~Gliederung 7" style:family="paragraph" style:parent-style-name="Master1-Layout2-obj-Titre-et-contenu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Gliederung_20_8" style:display-name="Master1-Layout2-obj-Titre-et-contenu~LT~Gliederung 8" style:family="paragraph" style:parent-style-name="Master1-Layout2-obj-Titre-et-contenu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Gliederung_20_9" style:display-name="Master1-Layout2-obj-Titre-et-contenu~LT~Gliederung 9" style:family="paragraph" style:parent-style-name="Master1-Layout2-obj-Titre-et-contenu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7e_LT_7e_Titel" style:display-name="Master1-Layout2-obj-Titre-et-contenu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7e_LT_7e_Untertitel" style:display-name="Master1-Layout2-obj-Titre-et-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7e_LT_7e_Notizen" style:display-name="Master1-Layout2-obj-Titre-et-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7e_LT_7e_Hintergrundobjekte" style:display-name="Master1-Layout2-obj-Titre-et-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7e_LT_7e_Hintergrund" style:display-name="Master1-Layout2-obj-Titre-et-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Titre-de-section_7e_LT_7e_Gliederung_20_1" style:display-name="Master1-Layout3-secHead-Titre-de-section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Titre-de-section_7e_LT_7e_Gliederung_20_2" style:display-name="Master1-Layout3-secHead-Titre-de-section~LT~Gliederung 2" style:family="paragraph" style:parent-style-name="Master1-Layout3-secHead-Titre-de-section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Titre-de-section_7e_LT_7e_Gliederung_20_3" style:display-name="Master1-Layout3-secHead-Titre-de-section~LT~Gliederung 3" style:family="paragraph" style:parent-style-name="Master1-Layout3-secHead-Titre-de-section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Titre-de-section_7e_LT_7e_Gliederung_20_4" style:display-name="Master1-Layout3-secHead-Titre-de-section~LT~Gliederung 4" style:family="paragraph" style:parent-style-name="Master1-Layout3-secHead-Titre-de-section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Gliederung_20_5" style:display-name="Master1-Layout3-secHead-Titre-de-section~LT~Gliederung 5" style:family="paragraph" style:parent-style-name="Master1-Layout3-secHead-Titre-de-section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Gliederung_20_6" style:display-name="Master1-Layout3-secHead-Titre-de-section~LT~Gliederung 6" style:family="paragraph" style:parent-style-name="Master1-Layout3-secHead-Titre-de-section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Gliederung_20_7" style:display-name="Master1-Layout3-secHead-Titre-de-section~LT~Gliederung 7" style:family="paragraph" style:parent-style-name="Master1-Layout3-secHead-Titre-de-section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Gliederung_20_8" style:display-name="Master1-Layout3-secHead-Titre-de-section~LT~Gliederung 8" style:family="paragraph" style:parent-style-name="Master1-Layout3-secHead-Titre-de-section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Gliederung_20_9" style:display-name="Master1-Layout3-secHead-Titre-de-section~LT~Gliederung 9" style:family="paragraph" style:parent-style-name="Master1-Layout3-secHead-Titre-de-section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Titre-de-section_7e_LT_7e_Titel" style:display-name="Master1-Layout3-secHead-Titre-de-sec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Titre-de-section_7e_LT_7e_Untertitel" style:display-name="Master1-Layout3-secHead-Titre-de-sec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Titre-de-section_7e_LT_7e_Notizen" style:display-name="Master1-Layout3-secHead-Titre-de-sec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Titre-de-section_7e_LT_7e_Hintergrundobjekte" style:display-name="Master1-Layout3-secHead-Titre-de-sec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Titre-de-section_7e_LT_7e_Hintergrund" style:display-name="Master1-Layout3-secHead-Titre-de-sec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Deux-contenus_7e_LT_7e_Gliederung_20_1" style:display-name="Master1-Layout4-twoObj-Deux-contenus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Deux-contenus_7e_LT_7e_Gliederung_20_2" style:display-name="Master1-Layout4-twoObj-Deux-contenus~LT~Gliederung 2" style:family="paragraph" style:parent-style-name="Master1-Layout4-twoObj-Deux-contenus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eux-contenus_7e_LT_7e_Gliederung_20_3" style:display-name="Master1-Layout4-twoObj-Deux-contenus~LT~Gliederung 3" style:family="paragraph" style:parent-style-name="Master1-Layout4-twoObj-Deux-contenus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eux-contenus_7e_LT_7e_Gliederung_20_4" style:display-name="Master1-Layout4-twoObj-Deux-contenus~LT~Gliederung 4" style:family="paragraph" style:parent-style-name="Master1-Layout4-twoObj-Deux-contenus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Gliederung_20_5" style:display-name="Master1-Layout4-twoObj-Deux-contenus~LT~Gliederung 5" style:family="paragraph" style:parent-style-name="Master1-Layout4-twoObj-Deux-contenus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Gliederung_20_6" style:display-name="Master1-Layout4-twoObj-Deux-contenus~LT~Gliederung 6" style:family="paragraph" style:parent-style-name="Master1-Layout4-twoObj-Deux-contenus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Gliederung_20_7" style:display-name="Master1-Layout4-twoObj-Deux-contenus~LT~Gliederung 7" style:family="paragraph" style:parent-style-name="Master1-Layout4-twoObj-Deux-contenus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Gliederung_20_8" style:display-name="Master1-Layout4-twoObj-Deux-contenus~LT~Gliederung 8" style:family="paragraph" style:parent-style-name="Master1-Layout4-twoObj-Deux-contenus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Gliederung_20_9" style:display-name="Master1-Layout4-twoObj-Deux-contenus~LT~Gliederung 9" style:family="paragraph" style:parent-style-name="Master1-Layout4-twoObj-Deux-contenus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eux-contenus_7e_LT_7e_Titel" style:display-name="Master1-Layout4-twoObj-Deux-contenu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Deux-contenus_7e_LT_7e_Untertitel" style:display-name="Master1-Layout4-twoObj-Deux-conten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Deux-contenus_7e_LT_7e_Notizen" style:display-name="Master1-Layout4-twoObj-Deux-conten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Deux-contenus_7e_LT_7e_Hintergrundobjekte" style:display-name="Master1-Layout4-twoObj-Deux-contenu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Deux-contenus_7e_LT_7e_Hintergrund" style:display-name="Master1-Layout4-twoObj-Deux-contenu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Comparaison_7e_LT_7e_Gliederung_20_1" style:display-name="Master1-Layout5-twoTxTwoObj-Comparaison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Comparaison_7e_LT_7e_Gliederung_20_2" style:display-name="Master1-Layout5-twoTxTwoObj-Comparaison~LT~Gliederung 2" style:family="paragraph" style:parent-style-name="Master1-Layout5-twoTxTwoObj-Comparaison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ison_7e_LT_7e_Gliederung_20_3" style:display-name="Master1-Layout5-twoTxTwoObj-Comparaison~LT~Gliederung 3" style:family="paragraph" style:parent-style-name="Master1-Layout5-twoTxTwoObj-Comparaison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ison_7e_LT_7e_Gliederung_20_4" style:display-name="Master1-Layout5-twoTxTwoObj-Comparaison~LT~Gliederung 4" style:family="paragraph" style:parent-style-name="Master1-Layout5-twoTxTwoObj-Comparaison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Gliederung_20_5" style:display-name="Master1-Layout5-twoTxTwoObj-Comparaison~LT~Gliederung 5" style:family="paragraph" style:parent-style-name="Master1-Layout5-twoTxTwoObj-Comparaison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Gliederung_20_6" style:display-name="Master1-Layout5-twoTxTwoObj-Comparaison~LT~Gliederung 6" style:family="paragraph" style:parent-style-name="Master1-Layout5-twoTxTwoObj-Comparaison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Gliederung_20_7" style:display-name="Master1-Layout5-twoTxTwoObj-Comparaison~LT~Gliederung 7" style:family="paragraph" style:parent-style-name="Master1-Layout5-twoTxTwoObj-Comparaison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Gliederung_20_8" style:display-name="Master1-Layout5-twoTxTwoObj-Comparaison~LT~Gliederung 8" style:family="paragraph" style:parent-style-name="Master1-Layout5-twoTxTwoObj-Comparaison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Gliederung_20_9" style:display-name="Master1-Layout5-twoTxTwoObj-Comparaison~LT~Gliederung 9" style:family="paragraph" style:parent-style-name="Master1-Layout5-twoTxTwoObj-Comparaison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ison_7e_LT_7e_Titel" style:display-name="Master1-Layout5-twoTxTwoObj-Comparais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Comparaison_7e_LT_7e_Untertitel" style:display-name="Master1-Layout5-twoTxTwoObj-Comparais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Comparaison_7e_LT_7e_Notizen" style:display-name="Master1-Layout5-twoTxTwoObj-Comparais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Comparaison_7e_LT_7e_Hintergrundobjekte" style:display-name="Master1-Layout5-twoTxTwoObj-Compara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Comparaison_7e_LT_7e_Hintergrund" style:display-name="Master1-Layout5-twoTxTwoObj-Compara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Titre-seul_7e_LT_7e_Gliederung_20_1" style:display-name="Master1-Layout6-titleOnly-Titre-seul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Titre-seul_7e_LT_7e_Gliederung_20_2" style:display-name="Master1-Layout6-titleOnly-Titre-seul~LT~Gliederung 2" style:family="paragraph" style:parent-style-name="Master1-Layout6-titleOnly-Titre-seul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re-seul_7e_LT_7e_Gliederung_20_3" style:display-name="Master1-Layout6-titleOnly-Titre-seul~LT~Gliederung 3" style:family="paragraph" style:parent-style-name="Master1-Layout6-titleOnly-Titre-seul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re-seul_7e_LT_7e_Gliederung_20_4" style:display-name="Master1-Layout6-titleOnly-Titre-seul~LT~Gliederung 4" style:family="paragraph" style:parent-style-name="Master1-Layout6-titleOnly-Titre-seul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Gliederung_20_5" style:display-name="Master1-Layout6-titleOnly-Titre-seul~LT~Gliederung 5" style:family="paragraph" style:parent-style-name="Master1-Layout6-titleOnly-Titre-seul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Gliederung_20_6" style:display-name="Master1-Layout6-titleOnly-Titre-seul~LT~Gliederung 6" style:family="paragraph" style:parent-style-name="Master1-Layout6-titleOnly-Titre-seul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Gliederung_20_7" style:display-name="Master1-Layout6-titleOnly-Titre-seul~LT~Gliederung 7" style:family="paragraph" style:parent-style-name="Master1-Layout6-titleOnly-Titre-seul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Gliederung_20_8" style:display-name="Master1-Layout6-titleOnly-Titre-seul~LT~Gliederung 8" style:family="paragraph" style:parent-style-name="Master1-Layout6-titleOnly-Titre-seul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Gliederung_20_9" style:display-name="Master1-Layout6-titleOnly-Titre-seul~LT~Gliederung 9" style:family="paragraph" style:parent-style-name="Master1-Layout6-titleOnly-Titre-seul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re-seul_7e_LT_7e_Titel" style:display-name="Master1-Layout6-titleOnly-Titre-seul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Titre-seul_7e_LT_7e_Untertitel" style:display-name="Master1-Layout6-titleOnly-Titre-seu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Titre-seul_7e_LT_7e_Notizen" style:display-name="Master1-Layout6-titleOnly-Titre-seu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Titre-seul_7e_LT_7e_Hintergrundobjekte" style:display-name="Master1-Layout6-titleOnly-Titre-seu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Titre-seul_7e_LT_7e_Hintergrund" style:display-name="Master1-Layout6-titleOnly-Titre-seu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Vide_7e_LT_7e_Gliederung_20_1" style:display-name="Master1-Layout7-blank-V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Vide_7e_LT_7e_Gliederung_20_2" style:display-name="Master1-Layout7-blank-Vide~LT~Gliederung 2" style:family="paragraph" style:parent-style-name="Master1-Layout7-blank-V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Vide_7e_LT_7e_Gliederung_20_3" style:display-name="Master1-Layout7-blank-Vide~LT~Gliederung 3" style:family="paragraph" style:parent-style-name="Master1-Layout7-blank-V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Vide_7e_LT_7e_Gliederung_20_4" style:display-name="Master1-Layout7-blank-Vide~LT~Gliederung 4" style:family="paragraph" style:parent-style-name="Master1-Layout7-blank-V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Gliederung_20_5" style:display-name="Master1-Layout7-blank-Vide~LT~Gliederung 5" style:family="paragraph" style:parent-style-name="Master1-Layout7-blank-V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Gliederung_20_6" style:display-name="Master1-Layout7-blank-Vide~LT~Gliederung 6" style:family="paragraph" style:parent-style-name="Master1-Layout7-blank-V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Gliederung_20_7" style:display-name="Master1-Layout7-blank-Vide~LT~Gliederung 7" style:family="paragraph" style:parent-style-name="Master1-Layout7-blank-V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Gliederung_20_8" style:display-name="Master1-Layout7-blank-Vide~LT~Gliederung 8" style:family="paragraph" style:parent-style-name="Master1-Layout7-blank-V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Gliederung_20_9" style:display-name="Master1-Layout7-blank-Vide~LT~Gliederung 9" style:family="paragraph" style:parent-style-name="Master1-Layout7-blank-V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Vide_7e_LT_7e_Titel" style:display-name="Master1-Layout7-blank-V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Vide_7e_LT_7e_Untertitel" style:display-name="Master1-Layout7-blank-V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Vide_7e_LT_7e_Notizen" style:display-name="Master1-Layout7-blank-V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Vide_7e_LT_7e_Hintergrundobjekte" style:display-name="Master1-Layout7-blank-V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Vide_7e_LT_7e_Hintergrund" style:display-name="Master1-Layout7-blank-V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Contenu-avec-légende_7e_LT_7e_Gliederung_20_1" style:display-name="Master1-Layout8-objTx-Contenu-avec-légen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Contenu-avec-légende_7e_LT_7e_Gliederung_20_2" style:display-name="Master1-Layout8-objTx-Contenu-avec-légende~LT~Gliederung 2" style:family="paragraph" style:parent-style-name="Master1-Layout8-objTx-Contenu-avec-légen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u-avec-légende_7e_LT_7e_Gliederung_20_3" style:display-name="Master1-Layout8-objTx-Contenu-avec-légende~LT~Gliederung 3" style:family="paragraph" style:parent-style-name="Master1-Layout8-objTx-Contenu-avec-légen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u-avec-légende_7e_LT_7e_Gliederung_20_4" style:display-name="Master1-Layout8-objTx-Contenu-avec-légende~LT~Gliederung 4" style:family="paragraph" style:parent-style-name="Master1-Layout8-objTx-Contenu-avec-légen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Gliederung_20_5" style:display-name="Master1-Layout8-objTx-Contenu-avec-légende~LT~Gliederung 5" style:family="paragraph" style:parent-style-name="Master1-Layout8-objTx-Contenu-avec-légen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Gliederung_20_6" style:display-name="Master1-Layout8-objTx-Contenu-avec-légende~LT~Gliederung 6" style:family="paragraph" style:parent-style-name="Master1-Layout8-objTx-Contenu-avec-légen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Gliederung_20_7" style:display-name="Master1-Layout8-objTx-Contenu-avec-légende~LT~Gliederung 7" style:family="paragraph" style:parent-style-name="Master1-Layout8-objTx-Contenu-avec-légen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Gliederung_20_8" style:display-name="Master1-Layout8-objTx-Contenu-avec-légende~LT~Gliederung 8" style:family="paragraph" style:parent-style-name="Master1-Layout8-objTx-Contenu-avec-légen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Gliederung_20_9" style:display-name="Master1-Layout8-objTx-Contenu-avec-légende~LT~Gliederung 9" style:family="paragraph" style:parent-style-name="Master1-Layout8-objTx-Contenu-avec-légen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u-avec-légende_7e_LT_7e_Titel" style:display-name="Master1-Layout8-objTx-Contenu-avec-légen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Contenu-avec-légende_7e_LT_7e_Untertitel" style:display-name="Master1-Layout8-objTx-Contenu-avec-légen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Contenu-avec-légende_7e_LT_7e_Notizen" style:display-name="Master1-Layout8-objTx-Contenu-avec-légen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Contenu-avec-légende_7e_LT_7e_Hintergrundobjekte" style:display-name="Master1-Layout8-objTx-Contenu-avec-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Contenu-avec-légende_7e_LT_7e_Hintergrund" style:display-name="Master1-Layout8-objTx-Contenu-avec-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Image-avec-légende_7e_LT_7e_Gliederung_20_1" style:display-name="Master1-Layout9-picTx-Image-avec-légen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Image-avec-légende_7e_LT_7e_Gliederung_20_2" style:display-name="Master1-Layout9-picTx-Image-avec-légende~LT~Gliederung 2" style:family="paragraph" style:parent-style-name="Master1-Layout9-picTx-Image-avec-légen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-avec-légende_7e_LT_7e_Gliederung_20_3" style:display-name="Master1-Layout9-picTx-Image-avec-légende~LT~Gliederung 3" style:family="paragraph" style:parent-style-name="Master1-Layout9-picTx-Image-avec-légen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-avec-légende_7e_LT_7e_Gliederung_20_4" style:display-name="Master1-Layout9-picTx-Image-avec-légende~LT~Gliederung 4" style:family="paragraph" style:parent-style-name="Master1-Layout9-picTx-Image-avec-légen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Gliederung_20_5" style:display-name="Master1-Layout9-picTx-Image-avec-légende~LT~Gliederung 5" style:family="paragraph" style:parent-style-name="Master1-Layout9-picTx-Image-avec-légen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Gliederung_20_6" style:display-name="Master1-Layout9-picTx-Image-avec-légende~LT~Gliederung 6" style:family="paragraph" style:parent-style-name="Master1-Layout9-picTx-Image-avec-légen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Gliederung_20_7" style:display-name="Master1-Layout9-picTx-Image-avec-légende~LT~Gliederung 7" style:family="paragraph" style:parent-style-name="Master1-Layout9-picTx-Image-avec-légen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Gliederung_20_8" style:display-name="Master1-Layout9-picTx-Image-avec-légende~LT~Gliederung 8" style:family="paragraph" style:parent-style-name="Master1-Layout9-picTx-Image-avec-légen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Gliederung_20_9" style:display-name="Master1-Layout9-picTx-Image-avec-légende~LT~Gliederung 9" style:family="paragraph" style:parent-style-name="Master1-Layout9-picTx-Image-avec-légen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-avec-légende_7e_LT_7e_Titel" style:display-name="Master1-Layout9-picTx-Image-avec-légen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Image-avec-légende_7e_LT_7e_Untertitel" style:display-name="Master1-Layout9-picTx-Image-avec-légen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Image-avec-légende_7e_LT_7e_Notizen" style:display-name="Master1-Layout9-picTx-Image-avec-légen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Image-avec-légende_7e_LT_7e_Hintergrundobjekte" style:display-name="Master1-Layout9-picTx-Image-avec-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Image-avec-légende_7e_LT_7e_Hintergrund" style:display-name="Master1-Layout9-picTx-Image-avec-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cust-Titre-et-légende_7e_LT_7e_Gliederung_20_1" style:display-name="Master1-Layout10-cust-Titre-et-légen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cust-Titre-et-légende_7e_LT_7e_Gliederung_20_2" style:display-name="Master1-Layout10-cust-Titre-et-légende~LT~Gliederung 2" style:family="paragraph" style:parent-style-name="Master1-Layout10-cust-Titre-et-légen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cust-Titre-et-légende_7e_LT_7e_Gliederung_20_3" style:display-name="Master1-Layout10-cust-Titre-et-légende~LT~Gliederung 3" style:family="paragraph" style:parent-style-name="Master1-Layout10-cust-Titre-et-légen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cust-Titre-et-légende_7e_LT_7e_Gliederung_20_4" style:display-name="Master1-Layout10-cust-Titre-et-légende~LT~Gliederung 4" style:family="paragraph" style:parent-style-name="Master1-Layout10-cust-Titre-et-légen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Gliederung_20_5" style:display-name="Master1-Layout10-cust-Titre-et-légende~LT~Gliederung 5" style:family="paragraph" style:parent-style-name="Master1-Layout10-cust-Titre-et-légen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Gliederung_20_6" style:display-name="Master1-Layout10-cust-Titre-et-légende~LT~Gliederung 6" style:family="paragraph" style:parent-style-name="Master1-Layout10-cust-Titre-et-légen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Gliederung_20_7" style:display-name="Master1-Layout10-cust-Titre-et-légende~LT~Gliederung 7" style:family="paragraph" style:parent-style-name="Master1-Layout10-cust-Titre-et-légen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Gliederung_20_8" style:display-name="Master1-Layout10-cust-Titre-et-légende~LT~Gliederung 8" style:family="paragraph" style:parent-style-name="Master1-Layout10-cust-Titre-et-légen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Gliederung_20_9" style:display-name="Master1-Layout10-cust-Titre-et-légende~LT~Gliederung 9" style:family="paragraph" style:parent-style-name="Master1-Layout10-cust-Titre-et-légen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cust-Titre-et-légende_7e_LT_7e_Titel" style:display-name="Master1-Layout10-cust-Titre-et-légen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cust-Titre-et-légende_7e_LT_7e_Untertitel" style:display-name="Master1-Layout10-cust-Titre-et-légen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cust-Titre-et-légende_7e_LT_7e_Notizen" style:display-name="Master1-Layout10-cust-Titre-et-légen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cust-Titre-et-légende_7e_LT_7e_Hintergrundobjekte" style:display-name="Master1-Layout10-cust-Titre-et-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cust-Titre-et-légende_7e_LT_7e_Hintergrund" style:display-name="Master1-Layout10-cust-Titre-et-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cust-Citation-avec-légende_7e_LT_7e_Gliederung_20_1" style:display-name="Master1-Layout11-cust-Citation-avec-légen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cust-Citation-avec-légende_7e_LT_7e_Gliederung_20_2" style:display-name="Master1-Layout11-cust-Citation-avec-légende~LT~Gliederung 2" style:family="paragraph" style:parent-style-name="Master1-Layout11-cust-Citation-avec-légen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cust-Citation-avec-légende_7e_LT_7e_Gliederung_20_3" style:display-name="Master1-Layout11-cust-Citation-avec-légende~LT~Gliederung 3" style:family="paragraph" style:parent-style-name="Master1-Layout11-cust-Citation-avec-légen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cust-Citation-avec-légende_7e_LT_7e_Gliederung_20_4" style:display-name="Master1-Layout11-cust-Citation-avec-légende~LT~Gliederung 4" style:family="paragraph" style:parent-style-name="Master1-Layout11-cust-Citation-avec-légen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Gliederung_20_5" style:display-name="Master1-Layout11-cust-Citation-avec-légende~LT~Gliederung 5" style:family="paragraph" style:parent-style-name="Master1-Layout11-cust-Citation-avec-légen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Gliederung_20_6" style:display-name="Master1-Layout11-cust-Citation-avec-légende~LT~Gliederung 6" style:family="paragraph" style:parent-style-name="Master1-Layout11-cust-Citation-avec-légen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Gliederung_20_7" style:display-name="Master1-Layout11-cust-Citation-avec-légende~LT~Gliederung 7" style:family="paragraph" style:parent-style-name="Master1-Layout11-cust-Citation-avec-légen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Gliederung_20_8" style:display-name="Master1-Layout11-cust-Citation-avec-légende~LT~Gliederung 8" style:family="paragraph" style:parent-style-name="Master1-Layout11-cust-Citation-avec-légen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Gliederung_20_9" style:display-name="Master1-Layout11-cust-Citation-avec-légende~LT~Gliederung 9" style:family="paragraph" style:parent-style-name="Master1-Layout11-cust-Citation-avec-légen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cust-Citation-avec-légende_7e_LT_7e_Titel" style:display-name="Master1-Layout11-cust-Citation-avec-légen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cust-Citation-avec-légende_7e_LT_7e_Untertitel" style:display-name="Master1-Layout11-cust-Citation-avec-légen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cust-Citation-avec-légende_7e_LT_7e_Notizen" style:display-name="Master1-Layout11-cust-Citation-avec-légen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cust-Citation-avec-légende_7e_LT_7e_Hintergrundobjekte" style:display-name="Master1-Layout11-cust-Citation-avec-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cust-Citation-avec-légende_7e_LT_7e_Hintergrund" style:display-name="Master1-Layout11-cust-Citation-avec-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2-cust-Carte-nom_7e_LT_7e_Gliederung_20_1" style:display-name="Master1-Layout12-cust-Carte-nom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2-cust-Carte-nom_7e_LT_7e_Gliederung_20_2" style:display-name="Master1-Layout12-cust-Carte-nom~LT~Gliederung 2" style:family="paragraph" style:parent-style-name="Master1-Layout12-cust-Carte-nom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2-cust-Carte-nom_7e_LT_7e_Gliederung_20_3" style:display-name="Master1-Layout12-cust-Carte-nom~LT~Gliederung 3" style:family="paragraph" style:parent-style-name="Master1-Layout12-cust-Carte-nom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2-cust-Carte-nom_7e_LT_7e_Gliederung_20_4" style:display-name="Master1-Layout12-cust-Carte-nom~LT~Gliederung 4" style:family="paragraph" style:parent-style-name="Master1-Layout12-cust-Carte-nom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Gliederung_20_5" style:display-name="Master1-Layout12-cust-Carte-nom~LT~Gliederung 5" style:family="paragraph" style:parent-style-name="Master1-Layout12-cust-Carte-nom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Gliederung_20_6" style:display-name="Master1-Layout12-cust-Carte-nom~LT~Gliederung 6" style:family="paragraph" style:parent-style-name="Master1-Layout12-cust-Carte-nom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Gliederung_20_7" style:display-name="Master1-Layout12-cust-Carte-nom~LT~Gliederung 7" style:family="paragraph" style:parent-style-name="Master1-Layout12-cust-Carte-nom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Gliederung_20_8" style:display-name="Master1-Layout12-cust-Carte-nom~LT~Gliederung 8" style:family="paragraph" style:parent-style-name="Master1-Layout12-cust-Carte-nom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Gliederung_20_9" style:display-name="Master1-Layout12-cust-Carte-nom~LT~Gliederung 9" style:family="paragraph" style:parent-style-name="Master1-Layout12-cust-Carte-nom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2-cust-Carte-nom_7e_LT_7e_Titel" style:display-name="Master1-Layout12-cust-Carte-nom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2-cust-Carte-nom_7e_LT_7e_Untertitel" style:display-name="Master1-Layout12-cust-Carte-nom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2-cust-Carte-nom_7e_LT_7e_Notizen" style:display-name="Master1-Layout12-cust-Carte-nom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2-cust-Carte-nom_7e_LT_7e_Hintergrundobjekte" style:display-name="Master1-Layout12-cust-Carte-nom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2-cust-Carte-nom_7e_LT_7e_Hintergrund" style:display-name="Master1-Layout12-cust-Carte-nom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3-cust-Carte-nom-citation_7e_LT_7e_Gliederung_20_1" style:display-name="Master1-Layout13-cust-Carte-nom-citation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3-cust-Carte-nom-citation_7e_LT_7e_Gliederung_20_2" style:display-name="Master1-Layout13-cust-Carte-nom-citation~LT~Gliederung 2" style:family="paragraph" style:parent-style-name="Master1-Layout13-cust-Carte-nom-citation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3-cust-Carte-nom-citation_7e_LT_7e_Gliederung_20_3" style:display-name="Master1-Layout13-cust-Carte-nom-citation~LT~Gliederung 3" style:family="paragraph" style:parent-style-name="Master1-Layout13-cust-Carte-nom-citation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3-cust-Carte-nom-citation_7e_LT_7e_Gliederung_20_4" style:display-name="Master1-Layout13-cust-Carte-nom-citation~LT~Gliederung 4" style:family="paragraph" style:parent-style-name="Master1-Layout13-cust-Carte-nom-citation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Gliederung_20_5" style:display-name="Master1-Layout13-cust-Carte-nom-citation~LT~Gliederung 5" style:family="paragraph" style:parent-style-name="Master1-Layout13-cust-Carte-nom-citation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Gliederung_20_6" style:display-name="Master1-Layout13-cust-Carte-nom-citation~LT~Gliederung 6" style:family="paragraph" style:parent-style-name="Master1-Layout13-cust-Carte-nom-citation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Gliederung_20_7" style:display-name="Master1-Layout13-cust-Carte-nom-citation~LT~Gliederung 7" style:family="paragraph" style:parent-style-name="Master1-Layout13-cust-Carte-nom-citation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Gliederung_20_8" style:display-name="Master1-Layout13-cust-Carte-nom-citation~LT~Gliederung 8" style:family="paragraph" style:parent-style-name="Master1-Layout13-cust-Carte-nom-citation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Gliederung_20_9" style:display-name="Master1-Layout13-cust-Carte-nom-citation~LT~Gliederung 9" style:family="paragraph" style:parent-style-name="Master1-Layout13-cust-Carte-nom-citation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3-cust-Carte-nom-citation_7e_LT_7e_Titel" style:display-name="Master1-Layout13-cust-Carte-nom-cita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3-cust-Carte-nom-citation_7e_LT_7e_Untertitel" style:display-name="Master1-Layout13-cust-Carte-nom-cit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3-cust-Carte-nom-citation_7e_LT_7e_Notizen" style:display-name="Master1-Layout13-cust-Carte-nom-cita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3-cust-Carte-nom-citation_7e_LT_7e_Hintergrundobjekte" style:display-name="Master1-Layout13-cust-Carte-nom-cit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3-cust-Carte-nom-citation_7e_LT_7e_Hintergrund" style:display-name="Master1-Layout13-cust-Carte-nom-cit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4-cust-Vrai-ou-faux_7e_LT_7e_Gliederung_20_1" style:display-name="Master1-Layout14-cust-Vrai-ou-faux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4-cust-Vrai-ou-faux_7e_LT_7e_Gliederung_20_2" style:display-name="Master1-Layout14-cust-Vrai-ou-faux~LT~Gliederung 2" style:family="paragraph" style:parent-style-name="Master1-Layout14-cust-Vrai-ou-faux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4-cust-Vrai-ou-faux_7e_LT_7e_Gliederung_20_3" style:display-name="Master1-Layout14-cust-Vrai-ou-faux~LT~Gliederung 3" style:family="paragraph" style:parent-style-name="Master1-Layout14-cust-Vrai-ou-faux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4-cust-Vrai-ou-faux_7e_LT_7e_Gliederung_20_4" style:display-name="Master1-Layout14-cust-Vrai-ou-faux~LT~Gliederung 4" style:family="paragraph" style:parent-style-name="Master1-Layout14-cust-Vrai-ou-faux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Gliederung_20_5" style:display-name="Master1-Layout14-cust-Vrai-ou-faux~LT~Gliederung 5" style:family="paragraph" style:parent-style-name="Master1-Layout14-cust-Vrai-ou-faux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Gliederung_20_6" style:display-name="Master1-Layout14-cust-Vrai-ou-faux~LT~Gliederung 6" style:family="paragraph" style:parent-style-name="Master1-Layout14-cust-Vrai-ou-faux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Gliederung_20_7" style:display-name="Master1-Layout14-cust-Vrai-ou-faux~LT~Gliederung 7" style:family="paragraph" style:parent-style-name="Master1-Layout14-cust-Vrai-ou-faux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Gliederung_20_8" style:display-name="Master1-Layout14-cust-Vrai-ou-faux~LT~Gliederung 8" style:family="paragraph" style:parent-style-name="Master1-Layout14-cust-Vrai-ou-faux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Gliederung_20_9" style:display-name="Master1-Layout14-cust-Vrai-ou-faux~LT~Gliederung 9" style:family="paragraph" style:parent-style-name="Master1-Layout14-cust-Vrai-ou-faux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4-cust-Vrai-ou-faux_7e_LT_7e_Titel" style:display-name="Master1-Layout14-cust-Vrai-ou-faux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4-cust-Vrai-ou-faux_7e_LT_7e_Untertitel" style:display-name="Master1-Layout14-cust-Vrai-ou-faux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4-cust-Vrai-ou-faux_7e_LT_7e_Notizen" style:display-name="Master1-Layout14-cust-Vrai-ou-faux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4-cust-Vrai-ou-faux_7e_LT_7e_Hintergrundobjekte" style:display-name="Master1-Layout14-cust-Vrai-ou-fau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4-cust-Vrai-ou-faux_7e_LT_7e_Hintergrund" style:display-name="Master1-Layout14-cust-Vrai-ou-fau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5-vertTx-Titre-et-texte-vertical_7e_LT_7e_Gliederung_20_1" style:display-name="Master1-Layout15-vertTx-Titre-et-texte-vertical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5-vertTx-Titre-et-texte-vertical_7e_LT_7e_Gliederung_20_2" style:display-name="Master1-Layout15-vertTx-Titre-et-texte-vertical~LT~Gliederung 2" style:family="paragraph" style:parent-style-name="Master1-Layout15-vertTx-Titre-et-texte-vertical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5-vertTx-Titre-et-texte-vertical_7e_LT_7e_Gliederung_20_3" style:display-name="Master1-Layout15-vertTx-Titre-et-texte-vertical~LT~Gliederung 3" style:family="paragraph" style:parent-style-name="Master1-Layout15-vertTx-Titre-et-texte-vertical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5-vertTx-Titre-et-texte-vertical_7e_LT_7e_Gliederung_20_4" style:display-name="Master1-Layout15-vertTx-Titre-et-texte-vertical~LT~Gliederung 4" style:family="paragraph" style:parent-style-name="Master1-Layout15-vertTx-Titre-et-texte-vertical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Gliederung_20_5" style:display-name="Master1-Layout15-vertTx-Titre-et-texte-vertical~LT~Gliederung 5" style:family="paragraph" style:parent-style-name="Master1-Layout15-vertTx-Titre-et-texte-vertical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Gliederung_20_6" style:display-name="Master1-Layout15-vertTx-Titre-et-texte-vertical~LT~Gliederung 6" style:family="paragraph" style:parent-style-name="Master1-Layout15-vertTx-Titre-et-texte-vertical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Gliederung_20_7" style:display-name="Master1-Layout15-vertTx-Titre-et-texte-vertical~LT~Gliederung 7" style:family="paragraph" style:parent-style-name="Master1-Layout15-vertTx-Titre-et-texte-vertical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Gliederung_20_8" style:display-name="Master1-Layout15-vertTx-Titre-et-texte-vertical~LT~Gliederung 8" style:family="paragraph" style:parent-style-name="Master1-Layout15-vertTx-Titre-et-texte-vertical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Gliederung_20_9" style:display-name="Master1-Layout15-vertTx-Titre-et-texte-vertical~LT~Gliederung 9" style:family="paragraph" style:parent-style-name="Master1-Layout15-vertTx-Titre-et-texte-vertical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5-vertTx-Titre-et-texte-vertical_7e_LT_7e_Titel" style:display-name="Master1-Layout15-vertTx-Titre-et-texte-vertical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5-vertTx-Titre-et-texte-vertical_7e_LT_7e_Untertitel" style:display-name="Master1-Layout15-vertTx-Titre-et-texte-vertica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5-vertTx-Titre-et-texte-vertical_7e_LT_7e_Notizen" style:display-name="Master1-Layout15-vertTx-Titre-et-texte-vertica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5-vertTx-Titre-et-texte-vertical_7e_LT_7e_Hintergrundobjekte" style:display-name="Master1-Layout15-vertTx-Titre-et-texte-vertica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5-vertTx-Titre-et-texte-vertical_7e_LT_7e_Hintergrund" style:display-name="Master1-Layout15-vertTx-Titre-et-texte-vertica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6-vertTitleAndTx-Titre-vertical-et-texte_7e_LT_7e_Gliederung_20_1" style:display-name="Master1-Layout16-vertTitleAndTx-Titre-vertical-et-text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6-vertTitleAndTx-Titre-vertical-et-texte_7e_LT_7e_Gliederung_20_2" style:display-name="Master1-Layout16-vertTitleAndTx-Titre-vertical-et-texte~LT~Gliederung 2" style:family="paragraph" style:parent-style-name="Master1-Layout16-vertTitleAndTx-Titre-vertical-et-text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6-vertTitleAndTx-Titre-vertical-et-texte_7e_LT_7e_Gliederung_20_3" style:display-name="Master1-Layout16-vertTitleAndTx-Titre-vertical-et-texte~LT~Gliederung 3" style:family="paragraph" style:parent-style-name="Master1-Layout16-vertTitleAndTx-Titre-vertical-et-text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6-vertTitleAndTx-Titre-vertical-et-texte_7e_LT_7e_Gliederung_20_4" style:display-name="Master1-Layout16-vertTitleAndTx-Titre-vertical-et-texte~LT~Gliederung 4" style:family="paragraph" style:parent-style-name="Master1-Layout16-vertTitleAndTx-Titre-vertical-et-text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Gliederung_20_5" style:display-name="Master1-Layout16-vertTitleAndTx-Titre-vertical-et-texte~LT~Gliederung 5" style:family="paragraph" style:parent-style-name="Master1-Layout16-vertTitleAndTx-Titre-vertical-et-text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Gliederung_20_6" style:display-name="Master1-Layout16-vertTitleAndTx-Titre-vertical-et-texte~LT~Gliederung 6" style:family="paragraph" style:parent-style-name="Master1-Layout16-vertTitleAndTx-Titre-vertical-et-text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Gliederung_20_7" style:display-name="Master1-Layout16-vertTitleAndTx-Titre-vertical-et-texte~LT~Gliederung 7" style:family="paragraph" style:parent-style-name="Master1-Layout16-vertTitleAndTx-Titre-vertical-et-text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Gliederung_20_8" style:display-name="Master1-Layout16-vertTitleAndTx-Titre-vertical-et-texte~LT~Gliederung 8" style:family="paragraph" style:parent-style-name="Master1-Layout16-vertTitleAndTx-Titre-vertical-et-text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Gliederung_20_9" style:display-name="Master1-Layout16-vertTitleAndTx-Titre-vertical-et-texte~LT~Gliederung 9" style:family="paragraph" style:parent-style-name="Master1-Layout16-vertTitleAndTx-Titre-vertical-et-text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6-vertTitleAndTx-Titre-vertical-et-texte_7e_LT_7e_Titel" style:display-name="Master1-Layout16-vertTitleAndTx-Titre-vertical-et-tex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6-vertTitleAndTx-Titre-vertical-et-texte_7e_LT_7e_Untertitel" style:display-name="Master1-Layout16-vertTitleAndTx-Titre-vertical-et-tex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6-vertTitleAndTx-Titre-vertical-et-texte_7e_LT_7e_Notizen" style:display-name="Master1-Layout16-vertTitleAndTx-Titre-vertical-et-tex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6-vertTitleAndTx-Titre-vertical-et-texte_7e_LT_7e_Hintergrundobjekte" style:display-name="Master1-Layout16-vertTitleAndTx-Titre-vertical-et-tex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6-vertTitleAndTx-Titre-vertical-et-texte_7e_LT_7e_Hintergrund" style:display-name="Master1-Layout16-vertTitleAndTx-Titre-vertical-et-tex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7e_LT_7e_Gliederung_20_1" style:display-name="Master1-Layout2-obj-Titre-et-contenu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7e_LT_7e_Gliederung_20_2" style:display-name="Master1-Layout2-obj-Titre-et-contenu_~LT~Gliederung 2" style:family="paragraph" style:parent-style-name="Master1-Layout2-obj-Titre-et-contenu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7e_LT_7e_Gliederung_20_3" style:display-name="Master1-Layout2-obj-Titre-et-contenu_~LT~Gliederung 3" style:family="paragraph" style:parent-style-name="Master1-Layout2-obj-Titre-et-contenu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7e_LT_7e_Gliederung_20_4" style:display-name="Master1-Layout2-obj-Titre-et-contenu_~LT~Gliederung 4" style:family="paragraph" style:parent-style-name="Master1-Layout2-obj-Titre-et-contenu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Gliederung_20_5" style:display-name="Master1-Layout2-obj-Titre-et-contenu_~LT~Gliederung 5" style:family="paragraph" style:parent-style-name="Master1-Layout2-obj-Titre-et-contenu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Gliederung_20_6" style:display-name="Master1-Layout2-obj-Titre-et-contenu_~LT~Gliederung 6" style:family="paragraph" style:parent-style-name="Master1-Layout2-obj-Titre-et-contenu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Gliederung_20_7" style:display-name="Master1-Layout2-obj-Titre-et-contenu_~LT~Gliederung 7" style:family="paragraph" style:parent-style-name="Master1-Layout2-obj-Titre-et-contenu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Gliederung_20_8" style:display-name="Master1-Layout2-obj-Titre-et-contenu_~LT~Gliederung 8" style:family="paragraph" style:parent-style-name="Master1-Layout2-obj-Titre-et-contenu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Gliederung_20_9" style:display-name="Master1-Layout2-obj-Titre-et-contenu_~LT~Gliederung 9" style:family="paragraph" style:parent-style-name="Master1-Layout2-obj-Titre-et-contenu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7e_LT_7e_Titel" style:display-name="Master1-Layout2-obj-Titre-et-contenu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7e_LT_7e_Untertitel" style:display-name="Master1-Layout2-obj-Titre-et-contenu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7e_LT_7e_Notizen" style:display-name="Master1-Layout2-obj-Titre-et-contenu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7e_LT_7e_Hintergrundobjekte" style:display-name="Master1-Layout2-obj-Titre-et-contenu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7e_LT_7e_Hintergrund" style:display-name="Master1-Layout2-obj-Titre-et-contenu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7e_LT_7e_Gliederung_20_1" style:display-name="Master1-Layout2-obj-Titre-et-contenu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7e_LT_7e_Gliederung_20_2" style:display-name="Master1-Layout2-obj-Titre-et-contenu__~LT~Gliederung 2" style:family="paragraph" style:parent-style-name="Master1-Layout2-obj-Titre-et-contenu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7e_LT_7e_Gliederung_20_3" style:display-name="Master1-Layout2-obj-Titre-et-contenu__~LT~Gliederung 3" style:family="paragraph" style:parent-style-name="Master1-Layout2-obj-Titre-et-contenu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7e_LT_7e_Gliederung_20_4" style:display-name="Master1-Layout2-obj-Titre-et-contenu__~LT~Gliederung 4" style:family="paragraph" style:parent-style-name="Master1-Layout2-obj-Titre-et-contenu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Gliederung_20_5" style:display-name="Master1-Layout2-obj-Titre-et-contenu__~LT~Gliederung 5" style:family="paragraph" style:parent-style-name="Master1-Layout2-obj-Titre-et-contenu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Gliederung_20_6" style:display-name="Master1-Layout2-obj-Titre-et-contenu__~LT~Gliederung 6" style:family="paragraph" style:parent-style-name="Master1-Layout2-obj-Titre-et-contenu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Gliederung_20_7" style:display-name="Master1-Layout2-obj-Titre-et-contenu__~LT~Gliederung 7" style:family="paragraph" style:parent-style-name="Master1-Layout2-obj-Titre-et-contenu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Gliederung_20_8" style:display-name="Master1-Layout2-obj-Titre-et-contenu__~LT~Gliederung 8" style:family="paragraph" style:parent-style-name="Master1-Layout2-obj-Titre-et-contenu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Gliederung_20_9" style:display-name="Master1-Layout2-obj-Titre-et-contenu__~LT~Gliederung 9" style:family="paragraph" style:parent-style-name="Master1-Layout2-obj-Titre-et-contenu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7e_LT_7e_Titel" style:display-name="Master1-Layout2-obj-Titre-et-contenu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7e_LT_7e_Untertitel" style:display-name="Master1-Layout2-obj-Titre-et-contenu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7e_LT_7e_Notizen" style:display-name="Master1-Layout2-obj-Titre-et-contenu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7e_LT_7e_Hintergrundobjekte" style:display-name="Master1-Layout2-obj-Titre-et-contenu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7e_LT_7e_Hintergrund" style:display-name="Master1-Layout2-obj-Titre-et-contenu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7e_LT_7e_Gliederung_20_1" style:display-name="Master1-Layout2-obj-Titre-et-contenu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7e_LT_7e_Gliederung_20_2" style:display-name="Master1-Layout2-obj-Titre-et-contenu___~LT~Gliederung 2" style:family="paragraph" style:parent-style-name="Master1-Layout2-obj-Titre-et-contenu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7e_LT_7e_Gliederung_20_3" style:display-name="Master1-Layout2-obj-Titre-et-contenu___~LT~Gliederung 3" style:family="paragraph" style:parent-style-name="Master1-Layout2-obj-Titre-et-contenu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7e_LT_7e_Gliederung_20_4" style:display-name="Master1-Layout2-obj-Titre-et-contenu___~LT~Gliederung 4" style:family="paragraph" style:parent-style-name="Master1-Layout2-obj-Titre-et-contenu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Gliederung_20_5" style:display-name="Master1-Layout2-obj-Titre-et-contenu___~LT~Gliederung 5" style:family="paragraph" style:parent-style-name="Master1-Layout2-obj-Titre-et-contenu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Gliederung_20_6" style:display-name="Master1-Layout2-obj-Titre-et-contenu___~LT~Gliederung 6" style:family="paragraph" style:parent-style-name="Master1-Layout2-obj-Titre-et-contenu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Gliederung_20_7" style:display-name="Master1-Layout2-obj-Titre-et-contenu___~LT~Gliederung 7" style:family="paragraph" style:parent-style-name="Master1-Layout2-obj-Titre-et-contenu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Gliederung_20_8" style:display-name="Master1-Layout2-obj-Titre-et-contenu___~LT~Gliederung 8" style:family="paragraph" style:parent-style-name="Master1-Layout2-obj-Titre-et-contenu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Gliederung_20_9" style:display-name="Master1-Layout2-obj-Titre-et-contenu___~LT~Gliederung 9" style:family="paragraph" style:parent-style-name="Master1-Layout2-obj-Titre-et-contenu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7e_LT_7e_Titel" style:display-name="Master1-Layout2-obj-Titre-et-contenu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7e_LT_7e_Untertitel" style:display-name="Master1-Layout2-obj-Titre-et-contenu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7e_LT_7e_Notizen" style:display-name="Master1-Layout2-obj-Titre-et-contenu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7e_LT_7e_Hintergrundobjekte" style:display-name="Master1-Layout2-obj-Titre-et-contenu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7e_LT_7e_Hintergrund" style:display-name="Master1-Layout2-obj-Titre-et-contenu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7e_LT_7e_Gliederung_20_1" style:display-name="Master1-Layout2-obj-Titre-et-contenu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7e_LT_7e_Gliederung_20_2" style:display-name="Master1-Layout2-obj-Titre-et-contenu____~LT~Gliederung 2" style:family="paragraph" style:parent-style-name="Master1-Layout2-obj-Titre-et-contenu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7e_LT_7e_Gliederung_20_3" style:display-name="Master1-Layout2-obj-Titre-et-contenu____~LT~Gliederung 3" style:family="paragraph" style:parent-style-name="Master1-Layout2-obj-Titre-et-contenu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7e_LT_7e_Gliederung_20_4" style:display-name="Master1-Layout2-obj-Titre-et-contenu____~LT~Gliederung 4" style:family="paragraph" style:parent-style-name="Master1-Layout2-obj-Titre-et-contenu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Gliederung_20_5" style:display-name="Master1-Layout2-obj-Titre-et-contenu____~LT~Gliederung 5" style:family="paragraph" style:parent-style-name="Master1-Layout2-obj-Titre-et-contenu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Gliederung_20_6" style:display-name="Master1-Layout2-obj-Titre-et-contenu____~LT~Gliederung 6" style:family="paragraph" style:parent-style-name="Master1-Layout2-obj-Titre-et-contenu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Gliederung_20_7" style:display-name="Master1-Layout2-obj-Titre-et-contenu____~LT~Gliederung 7" style:family="paragraph" style:parent-style-name="Master1-Layout2-obj-Titre-et-contenu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Gliederung_20_8" style:display-name="Master1-Layout2-obj-Titre-et-contenu____~LT~Gliederung 8" style:family="paragraph" style:parent-style-name="Master1-Layout2-obj-Titre-et-contenu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Gliederung_20_9" style:display-name="Master1-Layout2-obj-Titre-et-contenu____~LT~Gliederung 9" style:family="paragraph" style:parent-style-name="Master1-Layout2-obj-Titre-et-contenu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7e_LT_7e_Titel" style:display-name="Master1-Layout2-obj-Titre-et-contenu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7e_LT_7e_Untertitel" style:display-name="Master1-Layout2-obj-Titre-et-contenu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7e_LT_7e_Notizen" style:display-name="Master1-Layout2-obj-Titre-et-contenu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7e_LT_7e_Hintergrundobjekte" style:display-name="Master1-Layout2-obj-Titre-et-contenu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7e_LT_7e_Hintergrund" style:display-name="Master1-Layout2-obj-Titre-et-contenu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7e_LT_7e_Gliederung_20_1" style:display-name="Master1-Layout2-obj-Titre-et-contenu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7e_LT_7e_Gliederung_20_2" style:display-name="Master1-Layout2-obj-Titre-et-contenu_____~LT~Gliederung 2" style:family="paragraph" style:parent-style-name="Master1-Layout2-obj-Titre-et-contenu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7e_LT_7e_Gliederung_20_3" style:display-name="Master1-Layout2-obj-Titre-et-contenu_____~LT~Gliederung 3" style:family="paragraph" style:parent-style-name="Master1-Layout2-obj-Titre-et-contenu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7e_LT_7e_Gliederung_20_4" style:display-name="Master1-Layout2-obj-Titre-et-contenu_____~LT~Gliederung 4" style:family="paragraph" style:parent-style-name="Master1-Layout2-obj-Titre-et-contenu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Gliederung_20_5" style:display-name="Master1-Layout2-obj-Titre-et-contenu_____~LT~Gliederung 5" style:family="paragraph" style:parent-style-name="Master1-Layout2-obj-Titre-et-contenu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Gliederung_20_6" style:display-name="Master1-Layout2-obj-Titre-et-contenu_____~LT~Gliederung 6" style:family="paragraph" style:parent-style-name="Master1-Layout2-obj-Titre-et-contenu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Gliederung_20_7" style:display-name="Master1-Layout2-obj-Titre-et-contenu_____~LT~Gliederung 7" style:family="paragraph" style:parent-style-name="Master1-Layout2-obj-Titre-et-contenu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Gliederung_20_8" style:display-name="Master1-Layout2-obj-Titre-et-contenu_____~LT~Gliederung 8" style:family="paragraph" style:parent-style-name="Master1-Layout2-obj-Titre-et-contenu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Gliederung_20_9" style:display-name="Master1-Layout2-obj-Titre-et-contenu_____~LT~Gliederung 9" style:family="paragraph" style:parent-style-name="Master1-Layout2-obj-Titre-et-contenu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7e_LT_7e_Titel" style:display-name="Master1-Layout2-obj-Titre-et-contenu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7e_LT_7e_Untertitel" style:display-name="Master1-Layout2-obj-Titre-et-contenu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7e_LT_7e_Notizen" style:display-name="Master1-Layout2-obj-Titre-et-contenu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7e_LT_7e_Hintergrundobjekte" style:display-name="Master1-Layout2-obj-Titre-et-contenu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7e_LT_7e_Hintergrund" style:display-name="Master1-Layout2-obj-Titre-et-contenu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7e_LT_7e_Gliederung_20_1" style:display-name="Master1-Layout2-obj-Titre-et-contenu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7e_LT_7e_Gliederung_20_2" style:display-name="Master1-Layout2-obj-Titre-et-contenu______~LT~Gliederung 2" style:family="paragraph" style:parent-style-name="Master1-Layout2-obj-Titre-et-contenu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7e_LT_7e_Gliederung_20_3" style:display-name="Master1-Layout2-obj-Titre-et-contenu______~LT~Gliederung 3" style:family="paragraph" style:parent-style-name="Master1-Layout2-obj-Titre-et-contenu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7e_LT_7e_Gliederung_20_4" style:display-name="Master1-Layout2-obj-Titre-et-contenu______~LT~Gliederung 4" style:family="paragraph" style:parent-style-name="Master1-Layout2-obj-Titre-et-contenu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Gliederung_20_5" style:display-name="Master1-Layout2-obj-Titre-et-contenu______~LT~Gliederung 5" style:family="paragraph" style:parent-style-name="Master1-Layout2-obj-Titre-et-contenu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Gliederung_20_6" style:display-name="Master1-Layout2-obj-Titre-et-contenu______~LT~Gliederung 6" style:family="paragraph" style:parent-style-name="Master1-Layout2-obj-Titre-et-contenu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Gliederung_20_7" style:display-name="Master1-Layout2-obj-Titre-et-contenu______~LT~Gliederung 7" style:family="paragraph" style:parent-style-name="Master1-Layout2-obj-Titre-et-contenu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Gliederung_20_8" style:display-name="Master1-Layout2-obj-Titre-et-contenu______~LT~Gliederung 8" style:family="paragraph" style:parent-style-name="Master1-Layout2-obj-Titre-et-contenu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Gliederung_20_9" style:display-name="Master1-Layout2-obj-Titre-et-contenu______~LT~Gliederung 9" style:family="paragraph" style:parent-style-name="Master1-Layout2-obj-Titre-et-contenu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7e_LT_7e_Titel" style:display-name="Master1-Layout2-obj-Titre-et-contenu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7e_LT_7e_Untertitel" style:display-name="Master1-Layout2-obj-Titre-et-contenu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7e_LT_7e_Notizen" style:display-name="Master1-Layout2-obj-Titre-et-contenu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7e_LT_7e_Hintergrundobjekte" style:display-name="Master1-Layout2-obj-Titre-et-contenu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7e_LT_7e_Hintergrund" style:display-name="Master1-Layout2-obj-Titre-et-contenu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8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swiss" fo:font-size="11pt" style:font-name-asian="Tahoma1" style:font-family-asian="Tahoma" style:font-family-generic-asian="system" style:font-pitch-asian="variable" style:font-size-asian="11pt" style:font-name-complex="Liberation Sans3" style:font-family-complex="'Liberation Sans'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1pt" style:font-name-asian="Tahoma1" style:font-family-asian="Tahoma" style:font-family-generic-asian="system" style:font-pitch-asian="variable" style:font-size-asian="11pt" style:font-name-complex="Liberation Sans3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rque_20_de_20_commentaire" style:display-name="Marque de commentair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8pt" style:font-name-asian="Tahoma1" style:font-family-asian="Tahoma" style:font-family-generic-asian="system" style:font-pitch-asian="variable" style:font-size-asian="8pt" style:font-name-complex="Liberation Sans3" style:font-family-complex="'Liberation Sans'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5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1pt" style:text-underline-style="none" style:font-name-asian="Tahoma1" style:font-family-asian="Tahoma" style:font-family-generic-asian="system" style:font-pitch-asian="variable" style:font-size-asian="11pt" style:font-name-complex="Liberation Sans3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text-underline-style="non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text-underline-style="non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3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0pt" style:font-name-asian="Tahoma1" style:font-family-asian="Tahoma" style:font-family-generic-asian="system" style:font-pitch-asian="variable" style:font-size-asian="10pt" style:font-name-complex="Liberation Sans3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1pt" style:text-underline-style="none" style:font-name-asian="Tahoma1" style:font-family-asian="Tahoma" style:font-family-generic-asian="system" style:font-pitch-asian="variable" style:font-size-asian="11pt" style:font-name-complex="Liberation Sans3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exte_20_Normal" style:display-name="Texte Normal" style:family="paragraph" style:default-outline-level="">
      <style:paragraph-properties fo:margin-left="2.207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Arial Unicode MS" fo:font-family="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Corps_20_de_20_texte_20_2" style:display-name="Corps de texte 2" style:family="paragraph" style:default-outline-level="">
      <style:paragraph-properties fo:margin-top="0.374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3" style:font-family-complex="'Liberation Sans'" style:font-family-generic-complex="system" style:font-pitch-complex="variable" style:font-size-complex="12pt"/>
    </style:style>
    <style:style style:name="Paragraphe_20_de_20_liste" style:display-name="Paragraphe de liste" style:family="paragraph" style:default-outline-level="">
      <style:paragraph-properties fo:margin-left="2.203cm" fo:margin-right="0cm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exte_20_de_20_bulles" style:display-name="Texte de bulles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swiss" fo:font-size="8pt" style:font-name-asian="Tahoma1" style:font-family-asian="Tahoma" style:font-family-generic-asian="system" style:font-pitch-asian="variable" style:font-size-asian="8pt" style:font-name-complex="Liberation Sans3" style:font-family-complex="'Liberation Sans'" style:font-family-generic-complex="system" style:font-pitch-complex="variable" style:font-size-complex="12pt"/>
    </style:style>
    <style:style style:name="Objet_20_du_20_commentaire" style:display-name="Objet du commentaire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Commentaire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swiss" fo:font-size="10pt" style:font-name-asian="Tahoma1" style:font-family-asian="Tahoma" style:font-family-generic-asian="system" style:font-pitch-asian="variable" style:font-size-asian="10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7e_LT_7e_Gliederung_20_1" style:display-name="Master1-Layout2-obj-Titre-et-contenu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7e_LT_7e_Gliederung_20_2" style:display-name="Master1-Layout2-obj-Titre-et-contenu_______~LT~Gliederung 2" style:family="paragraph" style:parent-style-name="Master1-Layout2-obj-Titre-et-contenu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7e_LT_7e_Gliederung_20_3" style:display-name="Master1-Layout2-obj-Titre-et-contenu_______~LT~Gliederung 3" style:family="paragraph" style:parent-style-name="Master1-Layout2-obj-Titre-et-contenu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7e_LT_7e_Gliederung_20_4" style:display-name="Master1-Layout2-obj-Titre-et-contenu_______~LT~Gliederung 4" style:family="paragraph" style:parent-style-name="Master1-Layout2-obj-Titre-et-contenu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Gliederung_20_5" style:display-name="Master1-Layout2-obj-Titre-et-contenu_______~LT~Gliederung 5" style:family="paragraph" style:parent-style-name="Master1-Layout2-obj-Titre-et-contenu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Gliederung_20_6" style:display-name="Master1-Layout2-obj-Titre-et-contenu_______~LT~Gliederung 6" style:family="paragraph" style:parent-style-name="Master1-Layout2-obj-Titre-et-contenu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Gliederung_20_7" style:display-name="Master1-Layout2-obj-Titre-et-contenu_______~LT~Gliederung 7" style:family="paragraph" style:parent-style-name="Master1-Layout2-obj-Titre-et-contenu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Gliederung_20_8" style:display-name="Master1-Layout2-obj-Titre-et-contenu_______~LT~Gliederung 8" style:family="paragraph" style:parent-style-name="Master1-Layout2-obj-Titre-et-contenu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Gliederung_20_9" style:display-name="Master1-Layout2-obj-Titre-et-contenu_______~LT~Gliederung 9" style:family="paragraph" style:parent-style-name="Master1-Layout2-obj-Titre-et-contenu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7e_LT_7e_Titel" style:display-name="Master1-Layout2-obj-Titre-et-contenu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7e_LT_7e_Untertitel" style:display-name="Master1-Layout2-obj-Titre-et-contenu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7e_LT_7e_Notizen" style:display-name="Master1-Layout2-obj-Titre-et-contenu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7e_LT_7e_Hintergrundobjekte" style:display-name="Master1-Layout2-obj-Titre-et-contenu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7e_LT_7e_Hintergrund" style:display-name="Master1-Layout2-obj-Titre-et-contenu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7e_LT_7e_Gliederung_20_1" style:display-name="Master1-Layout2-obj-Titre-et-contenu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7e_LT_7e_Gliederung_20_2" style:display-name="Master1-Layout2-obj-Titre-et-contenu________~LT~Gliederung 2" style:family="paragraph" style:parent-style-name="Master1-Layout2-obj-Titre-et-contenu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7e_LT_7e_Gliederung_20_3" style:display-name="Master1-Layout2-obj-Titre-et-contenu________~LT~Gliederung 3" style:family="paragraph" style:parent-style-name="Master1-Layout2-obj-Titre-et-contenu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7e_LT_7e_Gliederung_20_4" style:display-name="Master1-Layout2-obj-Titre-et-contenu________~LT~Gliederung 4" style:family="paragraph" style:parent-style-name="Master1-Layout2-obj-Titre-et-contenu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Gliederung_20_5" style:display-name="Master1-Layout2-obj-Titre-et-contenu________~LT~Gliederung 5" style:family="paragraph" style:parent-style-name="Master1-Layout2-obj-Titre-et-contenu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Gliederung_20_6" style:display-name="Master1-Layout2-obj-Titre-et-contenu________~LT~Gliederung 6" style:family="paragraph" style:parent-style-name="Master1-Layout2-obj-Titre-et-contenu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Gliederung_20_7" style:display-name="Master1-Layout2-obj-Titre-et-contenu________~LT~Gliederung 7" style:family="paragraph" style:parent-style-name="Master1-Layout2-obj-Titre-et-contenu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Gliederung_20_8" style:display-name="Master1-Layout2-obj-Titre-et-contenu________~LT~Gliederung 8" style:family="paragraph" style:parent-style-name="Master1-Layout2-obj-Titre-et-contenu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Gliederung_20_9" style:display-name="Master1-Layout2-obj-Titre-et-contenu________~LT~Gliederung 9" style:family="paragraph" style:parent-style-name="Master1-Layout2-obj-Titre-et-contenu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7e_LT_7e_Titel" style:display-name="Master1-Layout2-obj-Titre-et-contenu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7e_LT_7e_Untertitel" style:display-name="Master1-Layout2-obj-Titre-et-contenu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7e_LT_7e_Notizen" style:display-name="Master1-Layout2-obj-Titre-et-contenu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7e_LT_7e_Hintergrundobjekte" style:display-name="Master1-Layout2-obj-Titre-et-contenu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7e_LT_7e_Hintergrund" style:display-name="Master1-Layout2-obj-Titre-et-contenu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7e_LT_7e_Gliederung_20_1" style:display-name="Master1-Layout2-obj-Titre-et-contenu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7e_LT_7e_Gliederung_20_2" style:display-name="Master1-Layout2-obj-Titre-et-contenu_________~LT~Gliederung 2" style:family="paragraph" style:parent-style-name="Master1-Layout2-obj-Titre-et-contenu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7e_LT_7e_Gliederung_20_3" style:display-name="Master1-Layout2-obj-Titre-et-contenu_________~LT~Gliederung 3" style:family="paragraph" style:parent-style-name="Master1-Layout2-obj-Titre-et-contenu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7e_LT_7e_Gliederung_20_4" style:display-name="Master1-Layout2-obj-Titre-et-contenu_________~LT~Gliederung 4" style:family="paragraph" style:parent-style-name="Master1-Layout2-obj-Titre-et-contenu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Gliederung_20_5" style:display-name="Master1-Layout2-obj-Titre-et-contenu_________~LT~Gliederung 5" style:family="paragraph" style:parent-style-name="Master1-Layout2-obj-Titre-et-contenu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Gliederung_20_6" style:display-name="Master1-Layout2-obj-Titre-et-contenu_________~LT~Gliederung 6" style:family="paragraph" style:parent-style-name="Master1-Layout2-obj-Titre-et-contenu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Gliederung_20_7" style:display-name="Master1-Layout2-obj-Titre-et-contenu_________~LT~Gliederung 7" style:family="paragraph" style:parent-style-name="Master1-Layout2-obj-Titre-et-contenu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Gliederung_20_8" style:display-name="Master1-Layout2-obj-Titre-et-contenu_________~LT~Gliederung 8" style:family="paragraph" style:parent-style-name="Master1-Layout2-obj-Titre-et-contenu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Gliederung_20_9" style:display-name="Master1-Layout2-obj-Titre-et-contenu_________~LT~Gliederung 9" style:family="paragraph" style:parent-style-name="Master1-Layout2-obj-Titre-et-contenu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7e_LT_7e_Titel" style:display-name="Master1-Layout2-obj-Titre-et-contenu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7e_LT_7e_Untertitel" style:display-name="Master1-Layout2-obj-Titre-et-contenu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7e_LT_7e_Notizen" style:display-name="Master1-Layout2-obj-Titre-et-contenu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7e_LT_7e_Hintergrundobjekte" style:display-name="Master1-Layout2-obj-Titre-et-contenu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7e_LT_7e_Hintergrund" style:display-name="Master1-Layout2-obj-Titre-et-contenu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7e_LT_7e_Gliederung_20_1" style:display-name="Master1-Layout2-obj-Titre-et-contenu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7e_LT_7e_Gliederung_20_2" style:display-name="Master1-Layout2-obj-Titre-et-contenu__________~LT~Gliederung 2" style:family="paragraph" style:parent-style-name="Master1-Layout2-obj-Titre-et-contenu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7e_LT_7e_Gliederung_20_3" style:display-name="Master1-Layout2-obj-Titre-et-contenu__________~LT~Gliederung 3" style:family="paragraph" style:parent-style-name="Master1-Layout2-obj-Titre-et-contenu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7e_LT_7e_Gliederung_20_4" style:display-name="Master1-Layout2-obj-Titre-et-contenu__________~LT~Gliederung 4" style:family="paragraph" style:parent-style-name="Master1-Layout2-obj-Titre-et-contenu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Gliederung_20_5" style:display-name="Master1-Layout2-obj-Titre-et-contenu__________~LT~Gliederung 5" style:family="paragraph" style:parent-style-name="Master1-Layout2-obj-Titre-et-contenu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Gliederung_20_6" style:display-name="Master1-Layout2-obj-Titre-et-contenu__________~LT~Gliederung 6" style:family="paragraph" style:parent-style-name="Master1-Layout2-obj-Titre-et-contenu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Gliederung_20_7" style:display-name="Master1-Layout2-obj-Titre-et-contenu__________~LT~Gliederung 7" style:family="paragraph" style:parent-style-name="Master1-Layout2-obj-Titre-et-contenu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Gliederung_20_8" style:display-name="Master1-Layout2-obj-Titre-et-contenu__________~LT~Gliederung 8" style:family="paragraph" style:parent-style-name="Master1-Layout2-obj-Titre-et-contenu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Gliederung_20_9" style:display-name="Master1-Layout2-obj-Titre-et-contenu__________~LT~Gliederung 9" style:family="paragraph" style:parent-style-name="Master1-Layout2-obj-Titre-et-contenu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7e_LT_7e_Titel" style:display-name="Master1-Layout2-obj-Titre-et-contenu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7e_LT_7e_Untertitel" style:display-name="Master1-Layout2-obj-Titre-et-contenu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7e_LT_7e_Notizen" style:display-name="Master1-Layout2-obj-Titre-et-contenu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7e_LT_7e_Hintergrundobjekte" style:display-name="Master1-Layout2-obj-Titre-et-contenu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7e_LT_7e_Hintergrund" style:display-name="Master1-Layout2-obj-Titre-et-contenu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7e_LT_7e_Gliederung_20_1" style:display-name="Master1-Layout2-obj-Titre-et-contenu_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7e_LT_7e_Gliederung_20_2" style:display-name="Master1-Layout2-obj-Titre-et-contenu___________~LT~Gliederung 2" style:family="paragraph" style:parent-style-name="Master1-Layout2-obj-Titre-et-contenu_5f_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5f__7e_LT_7e_Gliederung_20_3" style:display-name="Master1-Layout2-obj-Titre-et-contenu___________~LT~Gliederung 3" style:family="paragraph" style:parent-style-name="Master1-Layout2-obj-Titre-et-contenu_5f_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5f__7e_LT_7e_Gliederung_20_4" style:display-name="Master1-Layout2-obj-Titre-et-contenu___________~LT~Gliederung 4" style:family="paragraph" style:parent-style-name="Master1-Layout2-obj-Titre-et-contenu_5f_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Gliederung_20_5" style:display-name="Master1-Layout2-obj-Titre-et-contenu___________~LT~Gliederung 5" style:family="paragraph" style:parent-style-name="Master1-Layout2-obj-Titre-et-contenu_5f_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Gliederung_20_6" style:display-name="Master1-Layout2-obj-Titre-et-contenu___________~LT~Gliederung 6" style:family="paragraph" style:parent-style-name="Master1-Layout2-obj-Titre-et-contenu_5f_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Gliederung_20_7" style:display-name="Master1-Layout2-obj-Titre-et-contenu___________~LT~Gliederung 7" style:family="paragraph" style:parent-style-name="Master1-Layout2-obj-Titre-et-contenu_5f_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Gliederung_20_8" style:display-name="Master1-Layout2-obj-Titre-et-contenu___________~LT~Gliederung 8" style:family="paragraph" style:parent-style-name="Master1-Layout2-obj-Titre-et-contenu_5f_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Gliederung_20_9" style:display-name="Master1-Layout2-obj-Titre-et-contenu___________~LT~Gliederung 9" style:family="paragraph" style:parent-style-name="Master1-Layout2-obj-Titre-et-contenu_5f_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7e_LT_7e_Titel" style:display-name="Master1-Layout2-obj-Titre-et-contenu_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7e_LT_7e_Untertitel" style:display-name="Master1-Layout2-obj-Titre-et-contenu_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7e_LT_7e_Notizen" style:display-name="Master1-Layout2-obj-Titre-et-contenu_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7e_LT_7e_Hintergrundobjekte" style:display-name="Master1-Layout2-obj-Titre-et-contenu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7e_LT_7e_Hintergrund" style:display-name="Master1-Layout2-obj-Titre-et-contenu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7e_LT_7e_Gliederung_20_1" style:display-name="Master1-Layout2-obj-Titre-et-contenu__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7e_LT_7e_Gliederung_20_2" style:display-name="Master1-Layout2-obj-Titre-et-contenu____________~LT~Gliederung 2" style:family="paragraph" style:parent-style-name="Master1-Layout2-obj-Titre-et-contenu_5f__5f_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5f__5f__7e_LT_7e_Gliederung_20_3" style:display-name="Master1-Layout2-obj-Titre-et-contenu____________~LT~Gliederung 3" style:family="paragraph" style:parent-style-name="Master1-Layout2-obj-Titre-et-contenu_5f__5f_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5f__5f__7e_LT_7e_Gliederung_20_4" style:display-name="Master1-Layout2-obj-Titre-et-contenu____________~LT~Gliederung 4" style:family="paragraph" style:parent-style-name="Master1-Layout2-obj-Titre-et-contenu_5f__5f_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Gliederung_20_5" style:display-name="Master1-Layout2-obj-Titre-et-contenu____________~LT~Gliederung 5" style:family="paragraph" style:parent-style-name="Master1-Layout2-obj-Titre-et-contenu_5f__5f_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Gliederung_20_6" style:display-name="Master1-Layout2-obj-Titre-et-contenu____________~LT~Gliederung 6" style:family="paragraph" style:parent-style-name="Master1-Layout2-obj-Titre-et-contenu_5f__5f_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Gliederung_20_7" style:display-name="Master1-Layout2-obj-Titre-et-contenu____________~LT~Gliederung 7" style:family="paragraph" style:parent-style-name="Master1-Layout2-obj-Titre-et-contenu_5f__5f_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Gliederung_20_8" style:display-name="Master1-Layout2-obj-Titre-et-contenu____________~LT~Gliederung 8" style:family="paragraph" style:parent-style-name="Master1-Layout2-obj-Titre-et-contenu_5f__5f_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Gliederung_20_9" style:display-name="Master1-Layout2-obj-Titre-et-contenu____________~LT~Gliederung 9" style:family="paragraph" style:parent-style-name="Master1-Layout2-obj-Titre-et-contenu_5f__5f_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7e_LT_7e_Titel" style:display-name="Master1-Layout2-obj-Titre-et-contenu__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7e_LT_7e_Untertitel" style:display-name="Master1-Layout2-obj-Titre-et-contenu__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7e_LT_7e_Notizen" style:display-name="Master1-Layout2-obj-Titre-et-contenu__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7e_LT_7e_Hintergrundobjekte" style:display-name="Master1-Layout2-obj-Titre-et-contenu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7e_LT_7e_Hintergrund" style:display-name="Master1-Layout2-obj-Titre-et-contenu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7e_LT_7e_Gliederung_20_1" style:display-name="Master1-Layout2-obj-Titre-et-contenu___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7e_LT_7e_Gliederung_20_2" style:display-name="Master1-Layout2-obj-Titre-et-contenu_____________~LT~Gliederung 2" style:family="paragraph" style:parent-style-name="Master1-Layout2-obj-Titre-et-contenu_5f__5f__5f_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5f__5f__5f__7e_LT_7e_Gliederung_20_3" style:display-name="Master1-Layout2-obj-Titre-et-contenu_____________~LT~Gliederung 3" style:family="paragraph" style:parent-style-name="Master1-Layout2-obj-Titre-et-contenu_5f__5f__5f_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5f__5f__5f__7e_LT_7e_Gliederung_20_4" style:display-name="Master1-Layout2-obj-Titre-et-contenu_____________~LT~Gliederung 4" style:family="paragraph" style:parent-style-name="Master1-Layout2-obj-Titre-et-contenu_5f__5f__5f_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Gliederung_20_5" style:display-name="Master1-Layout2-obj-Titre-et-contenu_____________~LT~Gliederung 5" style:family="paragraph" style:parent-style-name="Master1-Layout2-obj-Titre-et-contenu_5f__5f__5f_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Gliederung_20_6" style:display-name="Master1-Layout2-obj-Titre-et-contenu_____________~LT~Gliederung 6" style:family="paragraph" style:parent-style-name="Master1-Layout2-obj-Titre-et-contenu_5f__5f__5f_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Gliederung_20_7" style:display-name="Master1-Layout2-obj-Titre-et-contenu_____________~LT~Gliederung 7" style:family="paragraph" style:parent-style-name="Master1-Layout2-obj-Titre-et-contenu_5f__5f__5f_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Gliederung_20_8" style:display-name="Master1-Layout2-obj-Titre-et-contenu_____________~LT~Gliederung 8" style:family="paragraph" style:parent-style-name="Master1-Layout2-obj-Titre-et-contenu_5f__5f__5f_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Gliederung_20_9" style:display-name="Master1-Layout2-obj-Titre-et-contenu_____________~LT~Gliederung 9" style:family="paragraph" style:parent-style-name="Master1-Layout2-obj-Titre-et-contenu_5f__5f__5f_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7e_LT_7e_Titel" style:display-name="Master1-Layout2-obj-Titre-et-contenu___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7e_LT_7e_Untertitel" style:display-name="Master1-Layout2-obj-Titre-et-contenu___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7e_LT_7e_Notizen" style:display-name="Master1-Layout2-obj-Titre-et-contenu___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7e_LT_7e_Hintergrundobjekte" style:display-name="Master1-Layout2-obj-Titre-et-contenu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7e_LT_7e_Hintergrund" style:display-name="Master1-Layout2-obj-Titre-et-contenu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5f__7e_LT_7e_Gliederung_20_1" style:display-name="Master1-Layout2-obj-Titre-et-contenu____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7e_LT_7e_Gliederung_20_2" style:display-name="Master1-Layout2-obj-Titre-et-contenu______________~LT~Gliederung 2" style:family="paragraph" style:parent-style-name="Master1-Layout2-obj-Titre-et-contenu_5f__5f__5f__5f_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5f__5f__5f__5f__7e_LT_7e_Gliederung_20_3" style:display-name="Master1-Layout2-obj-Titre-et-contenu______________~LT~Gliederung 3" style:family="paragraph" style:parent-style-name="Master1-Layout2-obj-Titre-et-contenu_5f__5f__5f__5f_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5f__5f__5f__5f__7e_LT_7e_Gliederung_20_4" style:display-name="Master1-Layout2-obj-Titre-et-contenu______________~LT~Gliederung 4" style:family="paragraph" style:parent-style-name="Master1-Layout2-obj-Titre-et-contenu_5f__5f__5f__5f_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Gliederung_20_5" style:display-name="Master1-Layout2-obj-Titre-et-contenu______________~LT~Gliederung 5" style:family="paragraph" style:parent-style-name="Master1-Layout2-obj-Titre-et-contenu_5f__5f__5f__5f_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Gliederung_20_6" style:display-name="Master1-Layout2-obj-Titre-et-contenu______________~LT~Gliederung 6" style:family="paragraph" style:parent-style-name="Master1-Layout2-obj-Titre-et-contenu_5f__5f__5f__5f_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Gliederung_20_7" style:display-name="Master1-Layout2-obj-Titre-et-contenu______________~LT~Gliederung 7" style:family="paragraph" style:parent-style-name="Master1-Layout2-obj-Titre-et-contenu_5f__5f__5f__5f_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Gliederung_20_8" style:display-name="Master1-Layout2-obj-Titre-et-contenu______________~LT~Gliederung 8" style:family="paragraph" style:parent-style-name="Master1-Layout2-obj-Titre-et-contenu_5f__5f__5f__5f_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Gliederung_20_9" style:display-name="Master1-Layout2-obj-Titre-et-contenu______________~LT~Gliederung 9" style:family="paragraph" style:parent-style-name="Master1-Layout2-obj-Titre-et-contenu_5f__5f__5f__5f_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7e_LT_7e_Titel" style:display-name="Master1-Layout2-obj-Titre-et-contenu____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7e_LT_7e_Untertitel" style:display-name="Master1-Layout2-obj-Titre-et-contenu____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7e_LT_7e_Notizen" style:display-name="Master1-Layout2-obj-Titre-et-contenu____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7e_LT_7e_Hintergrundobjekte" style:display-name="Master1-Layout2-obj-Titre-et-contenu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5f__7e_LT_7e_Hintergrund" style:display-name="Master1-Layout2-obj-Titre-et-contenu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5f__5f__7e_LT_7e_Gliederung_20_1" style:display-name="Master1-Layout2-obj-Titre-et-contenu_______________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5f__7e_LT_7e_Gliederung_20_2" style:display-name="Master1-Layout2-obj-Titre-et-contenu_______________~LT~Gliederung 2" style:family="paragraph" style:parent-style-name="Master1-Layout2-obj-Titre-et-contenu_5f__5f__5f__5f__5f__5f__5f__5f__5f__5f__5f__5f__5f__5f__5f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re-et-contenu_5f__5f__5f__5f__5f__5f__5f__5f__5f__5f__5f__5f__5f__5f__5f__7e_LT_7e_Gliederung_20_3" style:display-name="Master1-Layout2-obj-Titre-et-contenu_______________~LT~Gliederung 3" style:family="paragraph" style:parent-style-name="Master1-Layout2-obj-Titre-et-contenu_5f__5f__5f__5f__5f__5f__5f__5f__5f__5f__5f__5f__5f__5f__5f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re-et-contenu_5f__5f__5f__5f__5f__5f__5f__5f__5f__5f__5f__5f__5f__5f__5f__7e_LT_7e_Gliederung_20_4" style:display-name="Master1-Layout2-obj-Titre-et-contenu_______________~LT~Gliederung 4" style:family="paragraph" style:parent-style-name="Master1-Layout2-obj-Titre-et-contenu_5f__5f__5f__5f__5f__5f__5f__5f__5f__5f__5f__5f__5f__5f__5f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Gliederung_20_5" style:display-name="Master1-Layout2-obj-Titre-et-contenu_______________~LT~Gliederung 5" style:family="paragraph" style:parent-style-name="Master1-Layout2-obj-Titre-et-contenu_5f__5f__5f__5f__5f__5f__5f__5f__5f__5f__5f__5f__5f__5f__5f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Gliederung_20_6" style:display-name="Master1-Layout2-obj-Titre-et-contenu_______________~LT~Gliederung 6" style:family="paragraph" style:parent-style-name="Master1-Layout2-obj-Titre-et-contenu_5f__5f__5f__5f__5f__5f__5f__5f__5f__5f__5f__5f__5f__5f__5f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Gliederung_20_7" style:display-name="Master1-Layout2-obj-Titre-et-contenu_______________~LT~Gliederung 7" style:family="paragraph" style:parent-style-name="Master1-Layout2-obj-Titre-et-contenu_5f__5f__5f__5f__5f__5f__5f__5f__5f__5f__5f__5f__5f__5f__5f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Gliederung_20_8" style:display-name="Master1-Layout2-obj-Titre-et-contenu_______________~LT~Gliederung 8" style:family="paragraph" style:parent-style-name="Master1-Layout2-obj-Titre-et-contenu_5f__5f__5f__5f__5f__5f__5f__5f__5f__5f__5f__5f__5f__5f__5f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Gliederung_20_9" style:display-name="Master1-Layout2-obj-Titre-et-contenu_______________~LT~Gliederung 9" style:family="paragraph" style:parent-style-name="Master1-Layout2-obj-Titre-et-contenu_5f__5f__5f__5f__5f__5f__5f__5f__5f__5f__5f__5f__5f__5f__5f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re-et-contenu_5f__5f__5f__5f__5f__5f__5f__5f__5f__5f__5f__5f__5f__5f__5f__7e_LT_7e_Titel" style:display-name="Master1-Layout2-obj-Titre-et-contenu_____________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5f__7e_LT_7e_Untertitel" style:display-name="Master1-Layout2-obj-Titre-et-contenu______________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5f__7e_LT_7e_Notizen" style:display-name="Master1-Layout2-obj-Titre-et-contenu_____________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Titre-et-contenu_5f__5f__5f__5f__5f__5f__5f__5f__5f__5f__5f__5f__5f__5f__5f__7e_LT_7e_Hintergrundobjekte" style:display-name="Master1-Layout2-obj-Titre-et-contenu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Titre-et-contenu_5f__5f__5f__5f__5f__5f__5f__5f__5f__5f__5f__5f__5f__5f__5f__7e_LT_7e_Hintergrund" style:display-name="Master1-Layout2-obj-Titre-et-contenu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style:font-name="Times New Roman1" fo:font-family="'Times New Roman'" style:font-family-generic="roman" style:font-pitch="variable" fo:font-size="11pt" style:text-underline-style="none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1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1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1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eb Saadi</meta:initial-creator>
    <meta:creation-date>2018-05-07T11:56:01.199000000</meta:creation-date>
    <meta:printed-by>Tayeb Saadi</meta:printed-by>
    <meta:print-date>2018-05-07T11:57:29.918000000</meta:print-date>
    <dc:date>2018-11-08T16:54:43.027000000</dc:date>
    <meta:editing-duration>PT40M21S</meta:editing-duration>
    <meta:editing-cycles>12</meta:editing-cycles>
    <meta:generator>LibreOffice/5.4.6.2$Windows_X86_64 LibreOffice_project/4014ce260a04f1026ba855d3b8d91541c224eab8</meta:generator>
    <meta:document-statistic meta:table-count="9" meta:image-count="0" meta:object-count="0" meta:page-count="4" meta:paragraph-count="103" meta:word-count="1200" meta:character-count="7364" meta:non-whitespace-character-count="6289"/>
  </office:meta>
</office:document-meta>
</file>